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2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map style:condition="cell-content()=&quot;OK&quot;" style:apply-style-name="Good" style:base-cell-address="Requirements.G2"/>
      <style:map style:condition="cell-content()!=&quot;OK&quot;" style:apply-style-name="Bad" style:base-cell-address="Requirements.G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bd7cb5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LabourSchedule.B7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MachineSchdule.B7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BudgetSchedule.B7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gr1" style:family="graphic">
      <style:graphic-properties svg:stroke-width="2.89pt" svg:stroke-color="#ed1c24" draw:marker-start-width="9.98pt" draw:marker-end-width="9.98pt" draw:fill-color="#ed1c24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width="2.89pt" svg:stroke-color="#ed1c24" draw:marker-start-width="9.98pt" draw:marker-end-width="9.98pt" draw:textarea-horizontal-align="center" draw:textarea-vertical-align="middle" fo:padding-top="1.42pt" fo:padding-bottom="1.42pt" fo:padding-left="1.42pt" fo:padding-right="1.42pt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ce13"/>
        <table:table-row table:style-name="ro1">
          <table:table-cell table:style-name="ce1" office:value-type="string" calcext:value-type="string">
            <text:p>Requirements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6" table:number-rows-spanned="1">
            <text:p>Select the best one using a multi-weighted scoring model</text:p>
          </table:table-cell>
          <table:covered-table-cell table:style-name="Default"/>
          <table:covered-table-cell/>
          <table:covered-table-cell table:number-columns-repeated="3" table:style-name="Default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 table:number-columns-spanned="6" table:number-rows-spanned="1">
            <text:p>Calculate implementation time and to prepare resources plans for the selected project</text:p>
          </table:table-cell>
          <table:covered-table-cell table:style-name="Default"/>
          <table:covered-table-cell/>
          <table:covered-table-cell table:number-columns-repeated="3" table:style-name="Default"/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Implementation Time</text:p>
          </table:table-cell>
          <table:covered-table-cell table:number-columns-repeated="4" table:style-name="ce1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Resources Anticipated</text:p>
          </table:table-cell>
          <table:covered-table-cell/>
          <table:covered-table-cell table:number-columns-repeated="3" table:style-name="Default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Labour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Machine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apital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Resource Prepare</text:p>
          </table:table-cell>
          <table:covered-table-cell table:style-name="ce2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6" table:number-rows-spanned="1">
            <text:p>Recommend a strategy to reduce implementation time for the selected project.</text:p>
          </table:table-cell>
          <table:covered-table-cell table:number-columns-repeated="2" table:style-name="ce3"/>
          <table:covered-table-cell table:number-columns-repeated="3"/>
          <table:table-cell/>
        </table:table-row>
        <calcext:conditional-formats>
          <calcext:conditional-format calcext:target-range-address="Requirements.G2:Requirements.G10">
            <calcext:condition calcext:apply-style-name="Good" calcext:value="=&quot;OK&quot;" calcext:base-cell-address="Requirements.G2"/>
            <calcext:condition calcext:apply-style-name="Bad" calcext:value="!=&quot;OK&quot;" calcext:base-cell-address="Requirements.G2"/>
          </calcext:conditional-format>
        </calcext:conditional-formats>
      </table:table>
      <table:table table:name="Projec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string" calcext:value-type="string">
            <text:p>C,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D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Network" table:style-name="ta1">
        <table:shapes>
          <draw:line draw:z-index="0" draw:style-name="gr1" draw:text-style-name="P1" svg:x1="112.08pt" svg:y1="213.82pt" svg:x2="172.03pt" svg:y2="173.93pt">
            <text:p/>
          </draw:line>
          <draw:line draw:z-index="1" draw:style-name="gr2" draw:text-style-name="P2" svg:x1="170.48pt" svg:y1="253.02pt" svg:x2="114.43pt" svg:y2="215.38pt">
            <text:p/>
          </draw:line>
          <draw:line draw:z-index="2" draw:style-name="gr2" draw:text-style-name="P2" svg:x1="259.2pt" svg:y1="94.11pt" svg:x2="346.39pt" svg:y2="120.47pt">
            <text:p/>
          </draw:line>
          <draw:line draw:z-index="3" draw:style-name="gr3" draw:text-style-name="P2" svg:x1="259.2pt" svg:y1="174.67pt" svg:x2="343.28pt" svg:y2="120.47pt">
            <text:p/>
          </draw:line>
          <draw:line draw:z-index="4" draw:style-name="gr2" draw:text-style-name="P2" svg:x1="258.43pt" svg:y1="93.37pt" svg:x2="345.6pt" svg:y2="45.18pt">
            <text:p/>
          </draw:line>
          <draw:line draw:z-index="5" draw:style-name="gr2" draw:text-style-name="P2" svg:x1="259.99pt" svg:y1="176.17pt" svg:x2="345.6pt" svg:y2="45.92pt">
            <text:p/>
          </draw:line>
          <draw:line draw:z-index="6" draw:style-name="gr2" draw:text-style-name="P2" svg:x1="258.43pt" svg:y1="94.88pt" svg:x2="343.28pt" svg:y2="195pt">
            <text:p/>
          </draw:line>
          <draw:line draw:z-index="7" draw:style-name="gr2" draw:text-style-name="P2" svg:x1="259.99pt" svg:y1="176.17pt" svg:x2="347.92pt" svg:y2="195.76pt">
            <text:p/>
          </draw:line>
          <draw:line draw:z-index="8" draw:style-name="gr3" draw:text-style-name="P2" svg:x1="432pt" svg:y1="121.97pt" svg:x2="518.4pt" svg:y2="121.97pt">
            <text:p/>
          </draw:line>
          <draw:line draw:z-index="9" draw:style-name="gr2" draw:text-style-name="P2" svg:x1="259.2pt" svg:y1="247.75pt" svg:x2="517.63pt" svg:y2="289.9pt">
            <text:p/>
          </draw:line>
          <draw:line draw:z-index="10" draw:style-name="gr2" draw:text-style-name="P2" svg:x1="432pt" svg:y1="196.53pt" svg:x2="516.08pt" svg:y2="290.64pt">
            <text:p/>
          </draw:line>
        </table:shapes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2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F</text:p>
          </table:table-cell>
          <table:table-cell table:style-name="ce19" table:formula="of:=IFERROR([.M3]+[.N5];&quot;EF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ES</text:p>
          </table:table-cell>
          <table:table-cell table:style-name="ce22" office:value-type="string" calcext:value-type="string">
            <text:p>ID</text:p>
          </table:table-cell>
          <table:table-cell table:style-name="ce19" table:formula="of:=IFERROR([.A4]+[.B6];&quot;EF&quot;)" office:value-type="string" office:string-value="EF" calcext:value-type="string">
            <text:p>EF</text:p>
          </table:table-cell>
          <table:table-cell table:number-columns-repeated="9"/>
          <table:table-cell table:style-name="ce20" table:formula="of:=IFERROR([.M5]-[.M3];&quot;SL&quot;)" office:value-type="float" office:value="5" calcext:value-type="float">
            <text:p>5</text:p>
          </table:table-cell>
          <table:table-cell table:style-name="ce23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20" table:formula="of:=IFERROR([.A6]-[.A4];&quot;SL&quot;)" office:value-type="string" office:string-value="SL" calcext:value-type="string">
            <text:p>SL</text:p>
          </table:table-cell>
          <table:table-cell table:style-name="ce23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number-columns-repeated="9"/>
          <table:table-cell table:style-name="ce21" table:formula="of:=IFERROR([.O5]-[.N5];&quot;LS&quot;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1" table:formula="of:=IFERROR([.C6]-[.B6];&quot;LS&quot;)" office:value-type="string" office:string-value="LS" calcext:value-type="string">
            <text:p>LS</text:p>
          </table:table-cell>
          <table:table-cell table:style-name="ce24" office:value-type="string" calcext:value-type="string">
            <text:p>Dur</text:p>
          </table:table-cell>
          <table:table-cell table:style-name="ce21" office:value-type="string" calcext:value-type="string">
            <text:p>LF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table:style-name="ce19" table:formula="of:=IFERROR([.G7]+[.H9];&quot;EF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9]-[.G7];&quot;SL&quot;)" office:value-type="float" office:value="6" calcext:value-type="float">
            <text:p>6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9]-[.H9];&quot;LS&quot;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E</text:p>
          </table:table-cell>
          <table:table-cell table:style-name="ce19" table:formula="of:=IFERROR([.M9]+[.N11];&quot;EF&quot;)" office:value-type="float" office:value="16" calcext:value-type="float">
            <text:p>16</text:p>
          </table:table-cell>
          <table:table-cell table:number-columns-repeated="3"/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I</text:p>
          </table:table-cell>
          <table:table-cell table:style-name="ce19" table:formula="of:=IFERROR([.S9]+[.T11];&quot;EF&quot;)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0" table:formula="of:=IFERROR([.M11]-[.M9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3"/>
          <table:table-cell table:style-name="ce20" table:formula="of:=IFERROR([.S11]-[.S9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3"/>
        </table:table-row>
        <table:table-row table:style-name="ro1">
          <table:table-cell table:number-columns-repeated="12"/>
          <table:table-cell table:style-name="ce21" table:formula="of:=IFERROR([.O11]-[.N11];&quot;LS&quot;)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3"/>
          <table:table-cell table:style-name="ce21" table:formula="of:=IFERROR([.U11]-[.T11];&quot;LS&quot;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C</text:p>
          </table:table-cell>
          <table:table-cell table:style-name="ce19" table:formula="of:=IFERROR([.G13]+[.H15];&quot;EF&quot;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15]-[.G13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15]-[.H15];&quot;LS&quot;)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G</text:p>
          </table:table-cell>
          <table:table-cell table:style-name="ce19" table:formula="of:=IFERROR([.M15]+[.N17];&quot;EF&quot;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B</text:p>
          </table:table-cell>
          <table:table-cell table:style-name="ce19" table:formula="of:=IFERROR([.B16]+[.C18];&quot;EF&quot;)" office:value-type="float" office:value="3" calcext:value-type="float">
            <text:p>3</text:p>
          </table:table-cell>
          <table:table-cell table:number-columns-repeated="8"/>
          <table:table-cell table:style-name="ce20" table:formula="of:=IFERROR([.M17]-[.M15];&quot;SL&quot;)" office:value-type="float" office:value="4" calcext:value-type="float">
            <text:p>4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9"/>
        </table:table-row>
        <table:table-row table:style-name="ro1">
          <table:table-cell/>
          <table:table-cell table:style-name="ce20" table:formula="of:=IFERROR([.B18]-[.B16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8"/>
          <table:table-cell table:style-name="ce21" table:formula="of:=IFERROR([.O17]-[.N17];&quot;LS&quot;)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/>
          <table:table-cell table:style-name="ce21" table:formula="of:=IFERROR([.D18]-[.C18];&quot;LS&quot;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D</text:p>
          </table:table-cell>
          <table:table-cell table:style-name="ce19" table:formula="of:=IFERROR([.G19]+[.H21];&quot;EF&quot;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21]-[.G19];&quot;SL&quot;)" office:value-type="float" office:value="6" calcext:value-type="float">
            <text:p>6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21]-[.H21];&quot;LS&quot;)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18"/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H</text:p>
          </table:table-cell>
          <table:table-cell table:style-name="ce19" table:formula="of:=IFERROR([.S22]+[.T24];&quot;EF&quot;)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20" table:formula="of:=IFERROR([.S24]-[.S22];&quot;SL&quot;)" office:value-type="float" office:value="4" calcext:value-type="float">
            <text:p>4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3"/>
        </table:table-row>
        <table:table-row table:style-name="ro1">
          <table:table-cell table:number-columns-repeated="18"/>
          <table:table-cell table:style-name="ce21" table:formula="of:=IFERROR([.U24]-[.T24];&quot;LS&quot;)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</table:table>
      <table:table table:name="Project3LabourSchedule" table:style-name="ta1">
        <table:shapes>
          <draw:frame draw:z-index="0" draw:style-name="gr4" draw:text-style-name="P3" svg:width="453.91pt" svg:height="255.26pt" svg:x="532.89pt" svg:y="34.64pt">
            <draw:object draw:notify-on-update-of-ranges="Project3LabourSchedule.B6:Project3LabourSchedule.R6 Project3LabourSchedule.B16:Project3LabourSchedule.R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4" draw:text-style-name="P3" svg:width="453.51pt" svg:height="255.09pt" svg:x="39.97pt" svg:y="246.02pt">
            <draw:object draw:notify-on-update-of-ranges="Project3LabourSchedule.A6:Project3LabourSchedule.A6 Project3MachineSchdule.B6:Project3MachineSchdule.R6 Project3LabourSchedule.B16:Project3LabourSchedule.R16 Project3MachineSchdule.B16:Project3MachineSchdule.R16 Project3BudgetSchedule.B17:Project3BudgetSchedule.R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ce5"/>
        <table:table-column table:style-name="co11" table:number-columns-repeated="19" table:default-cell-style-name="ce5"/>
        <table:table-column table:style-name="co12" table:default-cell-style-name="ce5"/>
        <table:table-column table:style-name="co11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6" office:value-type="string" calcext:value-type="string" table:number-columns-spanned="17" table:number-rows-spanned="3">
            <text:p>Labour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7" table:formula="of:=IF(AND([.B$6] - 1 &gt;= [.$T7];[.B$6] - 1 &lt; [.$T7] + [.$U7]); [.$W7]; 0)" office:value-type="float" office:value="8" calcext:value-type="float">
            <text:p>8</text:p>
          </table:table-cell>
          <table:table-cell table:style-name="ce27" table:formula="of:=IF(AND([.C$6] - 1 &gt;= [.$T7];[.C$6] - 1 &lt; [.$T7] + [.$U7]); [.$W7]; 0)" office:value-type="float" office:value="8" calcext:value-type="float">
            <text:p>8</text:p>
          </table:table-cell>
          <table:table-cell table:style-name="ce27" table:formula="of:=IF(AND([.D$6] - 1 &gt;= [.$T7];[.D$6] - 1 &lt; [.$T7] + [.$U7]); [.$W7]; 0)" office:value-type="float" office:value="8" calcext:value-type="float">
            <text:p>8</text:p>
          </table:table-cell>
          <table:table-cell table:style-name="ce27" table:formula="of:=IF(AND([.E$6] - 1 &gt;= [.$T7];[.E$6] - 1 &lt; [.$T7] + [.$U7]); [.$W7]; 0)" office:value-type="float" office:value="0" calcext:value-type="float">
            <text:p>0</text:p>
          </table:table-cell>
          <table:table-cell table:style-name="ce27" table:formula="of:=IF(AND([.F$6] - 1 &gt;= [.$T7];[.F$6] - 1 &lt; [.$T7] + [.$U7]); [.$W7]; 0)" office:value-type="float" office:value="0" calcext:value-type="float">
            <text:p>0</text:p>
          </table:table-cell>
          <table:table-cell table:style-name="ce27" table:formula="of:=IF(AND([.G$6] - 1 &gt;= [.$T7];[.G$6] - 1 &lt; [.$T7] + [.$U7]); [.$W7]; 0)" office:value-type="float" office:value="0" calcext:value-type="float">
            <text:p>0</text:p>
          </table:table-cell>
          <table:table-cell table:style-name="ce27" table:formula="of:=IF(AND([.H$6] - 1 &gt;= [.$T7];[.H$6] - 1 &lt; [.$T7] + [.$U7]); [.$W7]; 0)" office:value-type="float" office:value="0" calcext:value-type="float">
            <text:p>0</text:p>
          </table:table-cell>
          <table:table-cell table:style-name="ce27" table:formula="of:=IF(AND([.I$6] - 1 &gt;= [.$T7];[.I$6] - 1 &lt; [.$T7] + [.$U7]); [.$W7]; 0)" office:value-type="float" office:value="0" calcext:value-type="float">
            <text:p>0</text:p>
          </table:table-cell>
          <table:table-cell table:style-name="ce27" table:formula="of:=IF(AND([.J$6] - 1 &gt;= [.$T7];[.J$6] - 1 &lt; [.$T7] + [.$U7]); [.$W7]; 0)" office:value-type="float" office:value="0" calcext:value-type="float">
            <text:p>0</text:p>
          </table:table-cell>
          <table:table-cell table:style-name="ce27" table:formula="of:=IF(AND([.K$6] - 1 &gt;= [.$T7];[.K$6] - 1 &lt; [.$T7] + [.$U7]); [.$W7]; 0)" office:value-type="float" office:value="0" calcext:value-type="float">
            <text:p>0</text:p>
          </table:table-cell>
          <table:table-cell table:style-name="ce27" table:formula="of:=IF(AND([.L$6] - 1 &gt;= [.$T7];[.L$6] - 1 &lt; [.$T7] + [.$U7]); [.$W7]; 0)" office:value-type="float" office:value="0" calcext:value-type="float">
            <text:p>0</text:p>
          </table:table-cell>
          <table:table-cell table:style-name="ce27" table:formula="of:=IF(AND([.M$6] - 1 &gt;= [.$T7];[.M$6] - 1 &lt; [.$T7] + [.$U7]); [.$W7]; 0)" office:value-type="float" office:value="0" calcext:value-type="float">
            <text:p>0</text:p>
          </table:table-cell>
          <table:table-cell table:style-name="ce27" table:formula="of:=IF(AND([.N$6] - 1 &gt;= [.$T7];[.N$6] - 1 &lt; [.$T7] + [.$U7]); [.$W7]; 0)" office:value-type="float" office:value="0" calcext:value-type="float">
            <text:p>0</text:p>
          </table:table-cell>
          <table:table-cell table:style-name="ce27" table:formula="of:=IF(AND([.O$6] - 1 &gt;= [.$T7];[.O$6] - 1 &lt; [.$T7] + [.$U7]); [.$W7]; 0)" office:value-type="float" office:value="0" calcext:value-type="float">
            <text:p>0</text:p>
          </table:table-cell>
          <table:table-cell table:style-name="ce27" table:formula="of:=IF(AND([.P$6] - 1 &gt;= [.$T7];[.P$6] - 1 &lt; [.$T7] + [.$U7]); [.$W7]; 0)" office:value-type="float" office:value="0" calcext:value-type="float">
            <text:p>0</text:p>
          </table:table-cell>
          <table:table-cell table:style-name="ce27" table:formula="of:=IF(AND([.Q$6] - 1 &gt;= [.$T7];[.Q$6] - 1 &lt; [.$T7] + [.$U7]); [.$W7]; 0)" office:value-type="float" office:value="0" calcext:value-type="float">
            <text:p>0</text:p>
          </table:table-cell>
          <table:table-cell table:style-name="ce27" table:formula="of:=IF(AND([.R$6] - 1 &gt;= [.$T7];[.R$6] - 1 &lt; [.$T7] + [.$U7]); [.$W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7" table:formula="of:=IF(AND([.B$6] - 1 &gt;= [.$T8];[.B$6] - 1 &lt; [.$T8] + [.$U8]); [.$W8]; 0)" office:value-type="float" office:value="0" calcext:value-type="float">
            <text:p>0</text:p>
          </table:table-cell>
          <table:table-cell table:style-name="ce27" table:formula="of:=IF(AND([.C$6] - 1 &gt;= [.$T8];[.C$6] - 1 &lt; [.$T8] + [.$U8]); [.$W8]; 0)" office:value-type="float" office:value="0" calcext:value-type="float">
            <text:p>0</text:p>
          </table:table-cell>
          <table:table-cell table:style-name="ce27" table:formula="of:=IF(AND([.D$6] - 1 &gt;= [.$T8];[.D$6] - 1 &lt; [.$T8] + [.$U8]); [.$W8]; 0)" office:value-type="float" office:value="0" calcext:value-type="float">
            <text:p>0</text:p>
          </table:table-cell>
          <table:table-cell table:style-name="ce27" table:formula="of:=IF(AND([.E$6] - 1 &gt;= [.$T8];[.E$6] - 1 &lt; [.$T8] + [.$U8]); [.$W8]; 0)" office:value-type="float" office:value="10" calcext:value-type="float">
            <text:p>10</text:p>
          </table:table-cell>
          <table:table-cell table:style-name="ce27" table:formula="of:=IF(AND([.F$6] - 1 &gt;= [.$T8];[.F$6] - 1 &lt; [.$T8] + [.$U8]); [.$W8]; 0)" office:value-type="float" office:value="10" calcext:value-type="float">
            <text:p>10</text:p>
          </table:table-cell>
          <table:table-cell table:style-name="ce27" table:formula="of:=IF(AND([.G$6] - 1 &gt;= [.$T8];[.G$6] - 1 &lt; [.$T8] + [.$U8]); [.$W8]; 0)" office:value-type="float" office:value="10" calcext:value-type="float">
            <text:p>10</text:p>
          </table:table-cell>
          <table:table-cell table:style-name="ce27" table:formula="of:=IF(AND([.H$6] - 1 &gt;= [.$T8];[.H$6] - 1 &lt; [.$T8] + [.$U8]); [.$W8]; 0)" office:value-type="float" office:value="10" calcext:value-type="float">
            <text:p>10</text:p>
          </table:table-cell>
          <table:table-cell table:style-name="ce27" table:formula="of:=IF(AND([.I$6] - 1 &gt;= [.$T8];[.I$6] - 1 &lt; [.$T8] + [.$U8]); [.$W8]; 0)" office:value-type="float" office:value="10" calcext:value-type="float">
            <text:p>10</text:p>
          </table:table-cell>
          <table:table-cell table:style-name="ce27" table:formula="of:=IF(AND([.J$6] - 1 &gt;= [.$T8];[.J$6] - 1 &lt; [.$T8] + [.$U8]); [.$W8]; 0)" office:value-type="float" office:value="0" calcext:value-type="float">
            <text:p>0</text:p>
          </table:table-cell>
          <table:table-cell table:style-name="ce27" table:formula="of:=IF(AND([.K$6] - 1 &gt;= [.$T8];[.K$6] - 1 &lt; [.$T8] + [.$U8]); [.$W8]; 0)" office:value-type="float" office:value="0" calcext:value-type="float">
            <text:p>0</text:p>
          </table:table-cell>
          <table:table-cell table:style-name="ce27" table:formula="of:=IF(AND([.L$6] - 1 &gt;= [.$T8];[.L$6] - 1 &lt; [.$T8] + [.$U8]); [.$W8]; 0)" office:value-type="float" office:value="0" calcext:value-type="float">
            <text:p>0</text:p>
          </table:table-cell>
          <table:table-cell table:style-name="ce27" table:formula="of:=IF(AND([.M$6] - 1 &gt;= [.$T8];[.M$6] - 1 &lt; [.$T8] + [.$U8]); [.$W8]; 0)" office:value-type="float" office:value="0" calcext:value-type="float">
            <text:p>0</text:p>
          </table:table-cell>
          <table:table-cell table:style-name="ce27" table:formula="of:=IF(AND([.N$6] - 1 &gt;= [.$T8];[.N$6] - 1 &lt; [.$T8] + [.$U8]); [.$W8]; 0)" office:value-type="float" office:value="0" calcext:value-type="float">
            <text:p>0</text:p>
          </table:table-cell>
          <table:table-cell table:style-name="ce27" table:formula="of:=IF(AND([.O$6] - 1 &gt;= [.$T8];[.O$6] - 1 &lt; [.$T8] + [.$U8]); [.$W8]; 0)" office:value-type="float" office:value="0" calcext:value-type="float">
            <text:p>0</text:p>
          </table:table-cell>
          <table:table-cell table:style-name="ce27" table:formula="of:=IF(AND([.P$6] - 1 &gt;= [.$T8];[.P$6] - 1 &lt; [.$T8] + [.$U8]); [.$W8]; 0)" office:value-type="float" office:value="0" calcext:value-type="float">
            <text:p>0</text:p>
          </table:table-cell>
          <table:table-cell table:style-name="ce27" table:formula="of:=IF(AND([.Q$6] - 1 &gt;= [.$T8];[.Q$6] - 1 &lt; [.$T8] + [.$U8]); [.$W8]; 0)" office:value-type="float" office:value="0" calcext:value-type="float">
            <text:p>0</text:p>
          </table:table-cell>
          <table:table-cell table:style-name="ce27" table:formula="of:=IF(AND([.R$6] - 1 &gt;= [.$T8];[.R$6] - 1 &lt; [.$T8] + [.$U8]); [.$W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7" table:formula="of:=IF(AND([.B$6] - 1 &gt;= [.$T9];[.B$6] - 1 &lt; [.$T9] + [.$U9]); [.$W9]; 0)" office:value-type="float" office:value="0" calcext:value-type="float">
            <text:p>0</text:p>
          </table:table-cell>
          <table:table-cell table:style-name="ce27" table:formula="of:=IF(AND([.C$6] - 1 &gt;= [.$T9];[.C$6] - 1 &lt; [.$T9] + [.$U9]); [.$W9]; 0)" office:value-type="float" office:value="0" calcext:value-type="float">
            <text:p>0</text:p>
          </table:table-cell>
          <table:table-cell table:style-name="ce27" table:formula="of:=IF(AND([.D$6] - 1 &gt;= [.$T9];[.D$6] - 1 &lt; [.$T9] + [.$U9]); [.$W9]; 0)" office:value-type="float" office:value="0" calcext:value-type="float">
            <text:p>0</text:p>
          </table:table-cell>
          <table:table-cell table:style-name="ce27" table:formula="of:=IF(AND([.E$6] - 1 &gt;= [.$T9];[.E$6] - 1 &lt; [.$T9] + [.$U9]); [.$W9]; 0)" office:value-type="float" office:value="0" calcext:value-type="float">
            <text:p>0</text:p>
          </table:table-cell>
          <table:table-cell table:style-name="ce27" table:formula="of:=IF(AND([.F$6] - 1 &gt;= [.$T9];[.F$6] - 1 &lt; [.$T9] + [.$U9]); [.$W9]; 0)" office:value-type="float" office:value="0" calcext:value-type="float">
            <text:p>0</text:p>
          </table:table-cell>
          <table:table-cell table:style-name="ce27" table:formula="of:=IF(AND([.G$6] - 1 &gt;= [.$T9];[.G$6] - 1 &lt; [.$T9] + [.$U9]); [.$W9]; 0)" office:value-type="float" office:value="0" calcext:value-type="float">
            <text:p>0</text:p>
          </table:table-cell>
          <table:table-cell table:style-name="ce27" table:formula="of:=IF(AND([.H$6] - 1 &gt;= [.$T9];[.H$6] - 1 &lt; [.$T9] + [.$U9]); [.$W9]; 0)" office:value-type="float" office:value="0" calcext:value-type="float">
            <text:p>0</text:p>
          </table:table-cell>
          <table:table-cell table:style-name="ce27" table:formula="of:=IF(AND([.I$6] - 1 &gt;= [.$T9];[.I$6] - 1 &lt; [.$T9] + [.$U9]); [.$W9]; 0)" office:value-type="float" office:value="0" calcext:value-type="float">
            <text:p>0</text:p>
          </table:table-cell>
          <table:table-cell table:style-name="ce27" table:formula="of:=IF(AND([.J$6] - 1 &gt;= [.$T9];[.J$6] - 1 &lt; [.$T9] + [.$U9]); [.$W9]; 0)" office:value-type="float" office:value="26" calcext:value-type="float">
            <text:p>26</text:p>
          </table:table-cell>
          <table:table-cell table:style-name="ce27" table:formula="of:=IF(AND([.K$6] - 1 &gt;= [.$T9];[.K$6] - 1 &lt; [.$T9] + [.$U9]); [.$W9]; 0)" office:value-type="float" office:value="26" calcext:value-type="float">
            <text:p>26</text:p>
          </table:table-cell>
          <table:table-cell table:style-name="ce27" table:formula="of:=IF(AND([.L$6] - 1 &gt;= [.$T9];[.L$6] - 1 &lt; [.$T9] + [.$U9]); [.$W9]; 0)" office:value-type="float" office:value="26" calcext:value-type="float">
            <text:p>26</text:p>
          </table:table-cell>
          <table:table-cell table:style-name="ce27" table:formula="of:=IF(AND([.M$6] - 1 &gt;= [.$T9];[.M$6] - 1 &lt; [.$T9] + [.$U9]); [.$W9]; 0)" office:value-type="float" office:value="26" calcext:value-type="float">
            <text:p>26</text:p>
          </table:table-cell>
          <table:table-cell table:style-name="ce27" table:formula="of:=IF(AND([.N$6] - 1 &gt;= [.$T9];[.N$6] - 1 &lt; [.$T9] + [.$U9]); [.$W9]; 0)" office:value-type="float" office:value="26" calcext:value-type="float">
            <text:p>26</text:p>
          </table:table-cell>
          <table:table-cell table:style-name="ce27" table:formula="of:=IF(AND([.O$6] - 1 &gt;= [.$T9];[.O$6] - 1 &lt; [.$T9] + [.$U9]); [.$W9]; 0)" office:value-type="float" office:value="26" calcext:value-type="float">
            <text:p>26</text:p>
          </table:table-cell>
          <table:table-cell table:style-name="ce27" table:formula="of:=IF(AND([.P$6] - 1 &gt;= [.$T9];[.P$6] - 1 &lt; [.$T9] + [.$U9]); [.$W9]; 0)" office:value-type="float" office:value="26" calcext:value-type="float">
            <text:p>26</text:p>
          </table:table-cell>
          <table:table-cell table:style-name="ce27" table:formula="of:=IF(AND([.Q$6] - 1 &gt;= [.$T9];[.Q$6] - 1 &lt; [.$T9] + [.$U9]); [.$W9]; 0)" office:value-type="float" office:value="26" calcext:value-type="float">
            <text:p>26</text:p>
          </table:table-cell>
          <table:table-cell table:style-name="ce27" table:formula="of:=IF(AND([.R$6] - 1 &gt;= [.$T9];[.R$6] - 1 &lt; [.$T9] + [.$U9]); [.$W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7" table:formula="of:=IF(AND([.B$6] - 1 &gt;= [.$T10];[.B$6] - 1 &lt; [.$T10] + [.$U10]); [.$W10]; 0)" office:value-type="float" office:value="0" calcext:value-type="float">
            <text:p>0</text:p>
          </table:table-cell>
          <table:table-cell table:style-name="ce27" table:formula="of:=IF(AND([.C$6] - 1 &gt;= [.$T10];[.C$6] - 1 &lt; [.$T10] + [.$U10]); [.$W10]; 0)" office:value-type="float" office:value="0" calcext:value-type="float">
            <text:p>0</text:p>
          </table:table-cell>
          <table:table-cell table:style-name="ce27" table:formula="of:=IF(AND([.D$6] - 1 &gt;= [.$T10];[.D$6] - 1 &lt; [.$T10] + [.$U10]); [.$W10]; 0)" office:value-type="float" office:value="0" calcext:value-type="float">
            <text:p>0</text:p>
          </table:table-cell>
          <table:table-cell table:style-name="ce27" table:formula="of:=IF(AND([.E$6] - 1 &gt;= [.$T10];[.E$6] - 1 &lt; [.$T10] + [.$U10]); [.$W10]; 0)" office:value-type="float" office:value="0" calcext:value-type="float">
            <text:p>0</text:p>
          </table:table-cell>
          <table:table-cell table:style-name="ce27" table:formula="of:=IF(AND([.F$6] - 1 &gt;= [.$T10];[.F$6] - 1 &lt; [.$T10] + [.$U10]); [.$W10]; 0)" office:value-type="float" office:value="0" calcext:value-type="float">
            <text:p>0</text:p>
          </table:table-cell>
          <table:table-cell table:style-name="ce27" table:formula="of:=IF(AND([.G$6] - 1 &gt;= [.$T10];[.G$6] - 1 &lt; [.$T10] + [.$U10]); [.$W10]; 0)" office:value-type="float" office:value="0" calcext:value-type="float">
            <text:p>0</text:p>
          </table:table-cell>
          <table:table-cell table:style-name="ce27" table:formula="of:=IF(AND([.H$6] - 1 &gt;= [.$T10];[.H$6] - 1 &lt; [.$T10] + [.$U10]); [.$W10]; 0)" office:value-type="float" office:value="0" calcext:value-type="float">
            <text:p>0</text:p>
          </table:table-cell>
          <table:table-cell table:style-name="ce27" table:formula="of:=IF(AND([.I$6] - 1 &gt;= [.$T10];[.I$6] - 1 &lt; [.$T10] + [.$U10]); [.$W10]; 0)" office:value-type="float" office:value="0" calcext:value-type="float">
            <text:p>0</text:p>
          </table:table-cell>
          <table:table-cell table:style-name="ce27" table:formula="of:=IF(AND([.J$6] - 1 &gt;= [.$T10];[.J$6] - 1 &lt; [.$T10] + [.$U10]); [.$W10]; 0)" office:value-type="float" office:value="0" calcext:value-type="float">
            <text:p>0</text:p>
          </table:table-cell>
          <table:table-cell table:style-name="ce27" table:formula="of:=IF(AND([.K$6] - 1 &gt;= [.$T10];[.K$6] - 1 &lt; [.$T10] + [.$U10]); [.$W10]; 0)" office:value-type="float" office:value="0" calcext:value-type="float">
            <text:p>0</text:p>
          </table:table-cell>
          <table:table-cell table:style-name="ce27" table:formula="of:=IF(AND([.L$6] - 1 &gt;= [.$T10];[.L$6] - 1 &lt; [.$T10] + [.$U10]); [.$W10]; 0)" office:value-type="float" office:value="0" calcext:value-type="float">
            <text:p>0</text:p>
          </table:table-cell>
          <table:table-cell table:style-name="ce27" table:formula="of:=IF(AND([.M$6] - 1 &gt;= [.$T10];[.M$6] - 1 &lt; [.$T10] + [.$U10]); [.$W10]; 0)" office:value-type="float" office:value="0" calcext:value-type="float">
            <text:p>0</text:p>
          </table:table-cell>
          <table:table-cell table:style-name="ce27" table:formula="of:=IF(AND([.N$6] - 1 &gt;= [.$T10];[.N$6] - 1 &lt; [.$T10] + [.$U10]); [.$W10]; 0)" office:value-type="float" office:value="0" calcext:value-type="float">
            <text:p>0</text:p>
          </table:table-cell>
          <table:table-cell table:style-name="ce27" table:formula="of:=IF(AND([.O$6] - 1 &gt;= [.$T10];[.O$6] - 1 &lt; [.$T10] + [.$U10]); [.$W10]; 0)" office:value-type="float" office:value="0" calcext:value-type="float">
            <text:p>0</text:p>
          </table:table-cell>
          <table:table-cell table:style-name="ce27" table:formula="of:=IF(AND([.P$6] - 1 &gt;= [.$T10];[.P$6] - 1 &lt; [.$T10] + [.$U10]); [.$W10]; 0)" office:value-type="float" office:value="0" calcext:value-type="float">
            <text:p>0</text:p>
          </table:table-cell>
          <table:table-cell table:style-name="ce27" table:formula="of:=IF(AND([.Q$6] - 1 &gt;= [.$T10];[.Q$6] - 1 &lt; [.$T10] + [.$U10]); [.$W10]; 0)" office:value-type="float" office:value="0" calcext:value-type="float">
            <text:p>0</text:p>
          </table:table-cell>
          <table:table-cell table:style-name="ce27" table:formula="of:=IF(AND([.R$6] - 1 &gt;= [.$T10];[.R$6] - 1 &lt; [.$T10] + [.$U10]); [.$W10]; 0)" office:value-type="float" office:value="12" calcext:value-type="float">
            <text:p>12</text:p>
          </table:table-cell>
          <table:table-cell table:formula="of:=[.V10]-[.T10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27" table:formula="of:=IF(AND([.B$6] - 1 &gt;= [.$T11];[.B$6] - 1 &lt; [.$T11] + [.$U11]); [.$W11]; 0)" office:value-type="float" office:value="0" calcext:value-type="float">
            <text:p>0</text:p>
          </table:table-cell>
          <table:table-cell table:style-name="ce27" table:formula="of:=IF(AND([.C$6] - 1 &gt;= [.$T11];[.C$6] - 1 &lt; [.$T11] + [.$U11]); [.$W11]; 0)" office:value-type="float" office:value="0" calcext:value-type="float">
            <text:p>0</text:p>
          </table:table-cell>
          <table:table-cell table:style-name="ce27" table:formula="of:=IF(AND([.D$6] - 1 &gt;= [.$T11];[.D$6] - 1 &lt; [.$T11] + [.$U11]); [.$W11]; 0)" office:value-type="float" office:value="0" calcext:value-type="float">
            <text:p>0</text:p>
          </table:table-cell>
          <table:table-cell table:style-name="ce27" table:formula="of:=IF(AND([.E$6] - 1 &gt;= [.$T11];[.E$6] - 1 &lt; [.$T11] + [.$U11]); [.$W11]; 0)" office:value-type="float" office:value="0" calcext:value-type="float">
            <text:p>0</text:p>
          </table:table-cell>
          <table:table-cell table:style-name="ce27" table:formula="of:=IF(AND([.F$6] - 1 &gt;= [.$T11];[.F$6] - 1 &lt; [.$T11] + [.$U11]); [.$W11]; 0)" office:value-type="float" office:value="0" calcext:value-type="float">
            <text:p>0</text:p>
          </table:table-cell>
          <table:table-cell table:style-name="ce27" table:formula="of:=IF(AND([.G$6] - 1 &gt;= [.$T11];[.G$6] - 1 &lt; [.$T11] + [.$U11]); [.$W11]; 0)" office:value-type="float" office:value="0" calcext:value-type="float">
            <text:p>0</text:p>
          </table:table-cell>
          <table:table-cell table:style-name="ce27" table:formula="of:=IF(AND([.H$6] - 1 &gt;= [.$T11];[.H$6] - 1 &lt; [.$T11] + [.$U11]); [.$W11]; 0)" office:value-type="float" office:value="0" calcext:value-type="float">
            <text:p>0</text:p>
          </table:table-cell>
          <table:table-cell table:style-name="ce27" table:formula="of:=IF(AND([.I$6] - 1 &gt;= [.$T11];[.I$6] - 1 &lt; [.$T11] + [.$U11]); [.$W11]; 0)" office:value-type="float" office:value="0" calcext:value-type="float">
            <text:p>0</text:p>
          </table:table-cell>
          <table:table-cell table:style-name="ce27" table:formula="of:=IF(AND([.J$6] - 1 &gt;= [.$T11];[.J$6] - 1 &lt; [.$T11] + [.$U11]); [.$W11]; 0)" office:value-type="float" office:value="60" calcext:value-type="float">
            <text:p>60</text:p>
          </table:table-cell>
          <table:table-cell table:style-name="ce27" table:formula="of:=IF(AND([.K$6] - 1 &gt;= [.$T11];[.K$6] - 1 &lt; [.$T11] + [.$U11]); [.$W11]; 0)" office:value-type="float" office:value="60" calcext:value-type="float">
            <text:p>60</text:p>
          </table:table-cell>
          <table:table-cell table:style-name="ce27" table:formula="of:=IF(AND([.L$6] - 1 &gt;= [.$T11];[.L$6] - 1 &lt; [.$T11] + [.$U11]); [.$W11]; 0)" office:value-type="float" office:value="60" calcext:value-type="float">
            <text:p>60</text:p>
          </table:table-cell>
          <table:table-cell table:style-name="ce27" table:formula="of:=IF(AND([.M$6] - 1 &gt;= [.$T11];[.M$6] - 1 &lt; [.$T11] + [.$U11]); [.$W11]; 0)" office:value-type="float" office:value="0" calcext:value-type="float">
            <text:p>0</text:p>
          </table:table-cell>
          <table:table-cell table:style-name="ce27" table:formula="of:=IF(AND([.N$6] - 1 &gt;= [.$T11];[.N$6] - 1 &lt; [.$T11] + [.$U11]); [.$W11]; 0)" office:value-type="float" office:value="0" calcext:value-type="float">
            <text:p>0</text:p>
          </table:table-cell>
          <table:table-cell table:style-name="ce27" table:formula="of:=IF(AND([.O$6] - 1 &gt;= [.$T11];[.O$6] - 1 &lt; [.$T11] + [.$U11]); [.$W11]; 0)" office:value-type="float" office:value="0" calcext:value-type="float">
            <text:p>0</text:p>
          </table:table-cell>
          <table:table-cell table:style-name="ce27" table:formula="of:=IF(AND([.P$6] - 1 &gt;= [.$T11];[.P$6] - 1 &lt; [.$T11] + [.$U11]); [.$W11]; 0)" office:value-type="float" office:value="0" calcext:value-type="float">
            <text:p>0</text:p>
          </table:table-cell>
          <table:table-cell table:style-name="ce27" table:formula="of:=IF(AND([.Q$6] - 1 &gt;= [.$T11];[.Q$6] - 1 &lt; [.$T11] + [.$U11]); [.$W11]; 0)" office:value-type="float" office:value="0" calcext:value-type="float">
            <text:p>0</text:p>
          </table:table-cell>
          <table:table-cell table:style-name="ce27" table:formula="of:=IF(AND([.R$6] - 1 &gt;= [.$T11];[.R$6] - 1 &lt; [.$T11] + [.$U11]); [.$W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27" table:formula="of:=IF(AND([.B$6] - 1 &gt;= [.$T12];[.B$6] - 1 &lt; [.$T12] + [.$U12]); [.$W12]; 0)" office:value-type="float" office:value="0" calcext:value-type="float">
            <text:p>0</text:p>
          </table:table-cell>
          <table:table-cell table:style-name="ce27" table:formula="of:=IF(AND([.C$6] - 1 &gt;= [.$T12];[.C$6] - 1 &lt; [.$T12] + [.$U12]); [.$W12]; 0)" office:value-type="float" office:value="0" calcext:value-type="float">
            <text:p>0</text:p>
          </table:table-cell>
          <table:table-cell table:style-name="ce27" table:formula="of:=IF(AND([.D$6] - 1 &gt;= [.$T12];[.D$6] - 1 &lt; [.$T12] + [.$U12]); [.$W12]; 0)" office:value-type="float" office:value="0" calcext:value-type="float">
            <text:p>0</text:p>
          </table:table-cell>
          <table:table-cell table:style-name="ce27" table:formula="of:=IF(AND([.E$6] - 1 &gt;= [.$T12];[.E$6] - 1 &lt; [.$T12] + [.$U12]); [.$W12]; 0)" office:value-type="float" office:value="0" calcext:value-type="float">
            <text:p>0</text:p>
          </table:table-cell>
          <table:table-cell table:style-name="ce27" table:formula="of:=IF(AND([.F$6] - 1 &gt;= [.$T12];[.F$6] - 1 &lt; [.$T12] + [.$U12]); [.$W12]; 0)" office:value-type="float" office:value="0" calcext:value-type="float">
            <text:p>0</text:p>
          </table:table-cell>
          <table:table-cell table:style-name="ce27" table:formula="of:=IF(AND([.G$6] - 1 &gt;= [.$T12];[.G$6] - 1 &lt; [.$T12] + [.$U12]); [.$W12]; 0)" office:value-type="float" office:value="0" calcext:value-type="float">
            <text:p>0</text:p>
          </table:table-cell>
          <table:table-cell table:style-name="ce27" table:formula="of:=IF(AND([.H$6] - 1 &gt;= [.$T12];[.H$6] - 1 &lt; [.$T12] + [.$U12]); [.$W12]; 0)" office:value-type="float" office:value="0" calcext:value-type="float">
            <text:p>0</text:p>
          </table:table-cell>
          <table:table-cell table:style-name="ce27" table:formula="of:=IF(AND([.I$6] - 1 &gt;= [.$T12];[.I$6] - 1 &lt; [.$T12] + [.$U12]); [.$W12]; 0)" office:value-type="float" office:value="0" calcext:value-type="float">
            <text:p>0</text:p>
          </table:table-cell>
          <table:table-cell table:style-name="ce27" table:formula="of:=IF(AND([.J$6] - 1 &gt;= [.$T12];[.J$6] - 1 &lt; [.$T12] + [.$U12]); [.$W12]; 0)" office:value-type="float" office:value="0" calcext:value-type="float">
            <text:p>0</text:p>
          </table:table-cell>
          <table:table-cell table:style-name="ce27" table:formula="of:=IF(AND([.K$6] - 1 &gt;= [.$T12];[.K$6] - 1 &lt; [.$T12] + [.$U12]); [.$W12]; 0)" office:value-type="float" office:value="0" calcext:value-type="float">
            <text:p>0</text:p>
          </table:table-cell>
          <table:table-cell table:style-name="ce27" table:formula="of:=IF(AND([.L$6] - 1 &gt;= [.$T12];[.L$6] - 1 &lt; [.$T12] + [.$U12]); [.$W12]; 0)" office:value-type="float" office:value="0" calcext:value-type="float">
            <text:p>0</text:p>
          </table:table-cell>
          <table:table-cell table:style-name="ce27" table:formula="of:=IF(AND([.M$6] - 1 &gt;= [.$T12];[.M$6] - 1 &lt; [.$T12] + [.$U12]); [.$W12]; 0)" office:value-type="float" office:value="15" calcext:value-type="float">
            <text:p>15</text:p>
          </table:table-cell>
          <table:table-cell table:style-name="ce27" table:formula="of:=IF(AND([.N$6] - 1 &gt;= [.$T12];[.N$6] - 1 &lt; [.$T12] + [.$U12]); [.$W12]; 0)" office:value-type="float" office:value="15" calcext:value-type="float">
            <text:p>15</text:p>
          </table:table-cell>
          <table:table-cell table:style-name="ce27" table:formula="of:=IF(AND([.O$6] - 1 &gt;= [.$T12];[.O$6] - 1 &lt; [.$T12] + [.$U12]); [.$W12]; 0)" office:value-type="float" office:value="0" calcext:value-type="float">
            <text:p>0</text:p>
          </table:table-cell>
          <table:table-cell table:style-name="ce27" table:formula="of:=IF(AND([.P$6] - 1 &gt;= [.$T12];[.P$6] - 1 &lt; [.$T12] + [.$U12]); [.$W12]; 0)" office:value-type="float" office:value="0" calcext:value-type="float">
            <text:p>0</text:p>
          </table:table-cell>
          <table:table-cell table:style-name="ce27" table:formula="of:=IF(AND([.Q$6] - 1 &gt;= [.$T12];[.Q$6] - 1 &lt; [.$T12] + [.$U12]); [.$W12]; 0)" office:value-type="float" office:value="0" calcext:value-type="float">
            <text:p>0</text:p>
          </table:table-cell>
          <table:table-cell table:style-name="ce27" table:formula="of:=IF(AND([.R$6] - 1 &gt;= [.$T12];[.R$6] - 1 &lt; [.$T12] + [.$U12]); [.$W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27" table:formula="of:=IF(AND([.B$6] - 1 &gt;= [.$T13];[.B$6] - 1 &lt; [.$T13] + [.$U13]); [.$W13]; 0)" office:value-type="float" office:value="0" calcext:value-type="float">
            <text:p>0</text:p>
          </table:table-cell>
          <table:table-cell table:style-name="ce27" table:formula="of:=IF(AND([.C$6] - 1 &gt;= [.$T13];[.C$6] - 1 &lt; [.$T13] + [.$U13]); [.$W13]; 0)" office:value-type="float" office:value="0" calcext:value-type="float">
            <text:p>0</text:p>
          </table:table-cell>
          <table:table-cell table:style-name="ce27" table:formula="of:=IF(AND([.D$6] - 1 &gt;= [.$T13];[.D$6] - 1 &lt; [.$T13] + [.$U13]); [.$W13]; 0)" office:value-type="float" office:value="0" calcext:value-type="float">
            <text:p>0</text:p>
          </table:table-cell>
          <table:table-cell table:style-name="ce27" table:formula="of:=IF(AND([.E$6] - 1 &gt;= [.$T13];[.E$6] - 1 &lt; [.$T13] + [.$U13]); [.$W13]; 0)" office:value-type="float" office:value="0" calcext:value-type="float">
            <text:p>0</text:p>
          </table:table-cell>
          <table:table-cell table:style-name="ce27" table:formula="of:=IF(AND([.F$6] - 1 &gt;= [.$T13];[.F$6] - 1 &lt; [.$T13] + [.$U13]); [.$W13]; 0)" office:value-type="float" office:value="0" calcext:value-type="float">
            <text:p>0</text:p>
          </table:table-cell>
          <table:table-cell table:style-name="ce27" table:formula="of:=IF(AND([.G$6] - 1 &gt;= [.$T13];[.G$6] - 1 &lt; [.$T13] + [.$U13]); [.$W13]; 0)" office:value-type="float" office:value="0" calcext:value-type="float">
            <text:p>0</text:p>
          </table:table-cell>
          <table:table-cell table:style-name="ce27" table:formula="of:=IF(AND([.H$6] - 1 &gt;= [.$T13];[.H$6] - 1 &lt; [.$T13] + [.$U13]); [.$W13]; 0)" office:value-type="float" office:value="0" calcext:value-type="float">
            <text:p>0</text:p>
          </table:table-cell>
          <table:table-cell table:style-name="ce27" table:formula="of:=IF(AND([.I$6] - 1 &gt;= [.$T13];[.I$6] - 1 &lt; [.$T13] + [.$U13]); [.$W13]; 0)" office:value-type="float" office:value="0" calcext:value-type="float">
            <text:p>0</text:p>
          </table:table-cell>
          <table:table-cell table:style-name="ce27" table:formula="of:=IF(AND([.J$6] - 1 &gt;= [.$T13];[.J$6] - 1 &lt; [.$T13] + [.$U13]); [.$W13]; 0)" office:value-type="float" office:value="45" calcext:value-type="float">
            <text:p>45</text:p>
          </table:table-cell>
          <table:table-cell table:style-name="ce27" table:formula="of:=IF(AND([.K$6] - 1 &gt;= [.$T13];[.K$6] - 1 &lt; [.$T13] + [.$U13]); [.$W13]; 0)" office:value-type="float" office:value="45" calcext:value-type="float">
            <text:p>45</text:p>
          </table:table-cell>
          <table:table-cell table:style-name="ce27" table:formula="of:=IF(AND([.L$6] - 1 &gt;= [.$T13];[.L$6] - 1 &lt; [.$T13] + [.$U13]); [.$W13]; 0)" office:value-type="float" office:value="45" calcext:value-type="float">
            <text:p>45</text:p>
          </table:table-cell>
          <table:table-cell table:style-name="ce27" table:formula="of:=IF(AND([.M$6] - 1 &gt;= [.$T13];[.M$6] - 1 &lt; [.$T13] + [.$U13]); [.$W13]; 0)" office:value-type="float" office:value="45" calcext:value-type="float">
            <text:p>45</text:p>
          </table:table-cell>
          <table:table-cell table:style-name="ce27" table:formula="of:=IF(AND([.N$6] - 1 &gt;= [.$T13];[.N$6] - 1 &lt; [.$T13] + [.$U13]); [.$W13]; 0)" office:value-type="float" office:value="0" calcext:value-type="float">
            <text:p>0</text:p>
          </table:table-cell>
          <table:table-cell table:style-name="ce27" table:formula="of:=IF(AND([.O$6] - 1 &gt;= [.$T13];[.O$6] - 1 &lt; [.$T13] + [.$U13]); [.$W13]; 0)" office:value-type="float" office:value="0" calcext:value-type="float">
            <text:p>0</text:p>
          </table:table-cell>
          <table:table-cell table:style-name="ce27" table:formula="of:=IF(AND([.P$6] - 1 &gt;= [.$T13];[.P$6] - 1 &lt; [.$T13] + [.$U13]); [.$W13]; 0)" office:value-type="float" office:value="0" calcext:value-type="float">
            <text:p>0</text:p>
          </table:table-cell>
          <table:table-cell table:style-name="ce27" table:formula="of:=IF(AND([.Q$6] - 1 &gt;= [.$T13];[.Q$6] - 1 &lt; [.$T13] + [.$U13]); [.$W13]; 0)" office:value-type="float" office:value="0" calcext:value-type="float">
            <text:p>0</text:p>
          </table:table-cell>
          <table:table-cell table:style-name="ce27" table:formula="of:=IF(AND([.R$6] - 1 &gt;= [.$T13];[.R$6] - 1 &lt; [.$T13] + [.$U13]); [.$W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7" table:formula="of:=IF(AND([.B$6] - 1 &gt;= [.$T14];[.B$6] - 1 &lt; [.$T14] + [.$U14]); [.$W14]; 0)" office:value-type="float" office:value="6" calcext:value-type="float">
            <text:p>6</text:p>
          </table:table-cell>
          <table:table-cell table:style-name="ce27" table:formula="of:=IF(AND([.C$6] - 1 &gt;= [.$T14];[.C$6] - 1 &lt; [.$T14] + [.$U14]); [.$W14]; 0)" office:value-type="float" office:value="6" calcext:value-type="float">
            <text:p>6</text:p>
          </table:table-cell>
          <table:table-cell table:style-name="ce27" table:formula="of:=IF(AND([.D$6] - 1 &gt;= [.$T14];[.D$6] - 1 &lt; [.$T14] + [.$U14]); [.$W14]; 0)" office:value-type="float" office:value="0" calcext:value-type="float">
            <text:p>0</text:p>
          </table:table-cell>
          <table:table-cell table:style-name="ce27" table:formula="of:=IF(AND([.E$6] - 1 &gt;= [.$T14];[.E$6] - 1 &lt; [.$T14] + [.$U14]); [.$W14]; 0)" office:value-type="float" office:value="0" calcext:value-type="float">
            <text:p>0</text:p>
          </table:table-cell>
          <table:table-cell table:style-name="ce27" table:formula="of:=IF(AND([.F$6] - 1 &gt;= [.$T14];[.F$6] - 1 &lt; [.$T14] + [.$U14]); [.$W14]; 0)" office:value-type="float" office:value="0" calcext:value-type="float">
            <text:p>0</text:p>
          </table:table-cell>
          <table:table-cell table:style-name="ce27" table:formula="of:=IF(AND([.G$6] - 1 &gt;= [.$T14];[.G$6] - 1 &lt; [.$T14] + [.$U14]); [.$W14]; 0)" office:value-type="float" office:value="0" calcext:value-type="float">
            <text:p>0</text:p>
          </table:table-cell>
          <table:table-cell table:style-name="ce27" table:formula="of:=IF(AND([.H$6] - 1 &gt;= [.$T14];[.H$6] - 1 &lt; [.$T14] + [.$U14]); [.$W14]; 0)" office:value-type="float" office:value="0" calcext:value-type="float">
            <text:p>0</text:p>
          </table:table-cell>
          <table:table-cell table:style-name="ce27" table:formula="of:=IF(AND([.I$6] - 1 &gt;= [.$T14];[.I$6] - 1 &lt; [.$T14] + [.$U14]); [.$W14]; 0)" office:value-type="float" office:value="0" calcext:value-type="float">
            <text:p>0</text:p>
          </table:table-cell>
          <table:table-cell table:style-name="ce27" table:formula="of:=IF(AND([.J$6] - 1 &gt;= [.$T14];[.J$6] - 1 &lt; [.$T14] + [.$U14]); [.$W14]; 0)" office:value-type="float" office:value="0" calcext:value-type="float">
            <text:p>0</text:p>
          </table:table-cell>
          <table:table-cell table:style-name="ce27" table:formula="of:=IF(AND([.K$6] - 1 &gt;= [.$T14];[.K$6] - 1 &lt; [.$T14] + [.$U14]); [.$W14]; 0)" office:value-type="float" office:value="0" calcext:value-type="float">
            <text:p>0</text:p>
          </table:table-cell>
          <table:table-cell table:style-name="ce27" table:formula="of:=IF(AND([.L$6] - 1 &gt;= [.$T14];[.L$6] - 1 &lt; [.$T14] + [.$U14]); [.$W14]; 0)" office:value-type="float" office:value="0" calcext:value-type="float">
            <text:p>0</text:p>
          </table:table-cell>
          <table:table-cell table:style-name="ce27" table:formula="of:=IF(AND([.M$6] - 1 &gt;= [.$T14];[.M$6] - 1 &lt; [.$T14] + [.$U14]); [.$W14]; 0)" office:value-type="float" office:value="0" calcext:value-type="float">
            <text:p>0</text:p>
          </table:table-cell>
          <table:table-cell table:style-name="ce27" table:formula="of:=IF(AND([.N$6] - 1 &gt;= [.$T14];[.N$6] - 1 &lt; [.$T14] + [.$U14]); [.$W14]; 0)" office:value-type="float" office:value="0" calcext:value-type="float">
            <text:p>0</text:p>
          </table:table-cell>
          <table:table-cell table:style-name="ce27" table:formula="of:=IF(AND([.O$6] - 1 &gt;= [.$T14];[.O$6] - 1 &lt; [.$T14] + [.$U14]); [.$W14]; 0)" office:value-type="float" office:value="0" calcext:value-type="float">
            <text:p>0</text:p>
          </table:table-cell>
          <table:table-cell table:style-name="ce27" table:formula="of:=IF(AND([.P$6] - 1 &gt;= [.$T14];[.P$6] - 1 &lt; [.$T14] + [.$U14]); [.$W14]; 0)" office:value-type="float" office:value="0" calcext:value-type="float">
            <text:p>0</text:p>
          </table:table-cell>
          <table:table-cell table:style-name="ce27" table:formula="of:=IF(AND([.Q$6] - 1 &gt;= [.$T14];[.Q$6] - 1 &lt; [.$T14] + [.$U14]); [.$W14]; 0)" office:value-type="float" office:value="0" calcext:value-type="float">
            <text:p>0</text:p>
          </table:table-cell>
          <table:table-cell table:style-name="ce27" table:formula="of:=IF(AND([.R$6] - 1 &gt;= [.$T14];[.R$6] - 1 &lt; [.$T14] + [.$U14]); [.$W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7" table:formula="of:=IF(AND([.B$6] - 1 &gt;= [.$T15];[.B$6] - 1 &lt; [.$T15] + [.$U15]); [.$W15]; 0)" office:value-type="float" office:value="0" calcext:value-type="float">
            <text:p>0</text:p>
          </table:table-cell>
          <table:table-cell table:style-name="ce27" table:formula="of:=IF(AND([.C$6] - 1 &gt;= [.$T15];[.C$6] - 1 &lt; [.$T15] + [.$U15]); [.$W15]; 0)" office:value-type="float" office:value="0" calcext:value-type="float">
            <text:p>0</text:p>
          </table:table-cell>
          <table:table-cell table:style-name="ce27" table:formula="of:=IF(AND([.D$6] - 1 &gt;= [.$T15];[.D$6] - 1 &lt; [.$T15] + [.$U15]); [.$W15]; 0)" office:value-type="float" office:value="0" calcext:value-type="float">
            <text:p>0</text:p>
          </table:table-cell>
          <table:table-cell table:style-name="ce27" table:formula="of:=IF(AND([.E$6] - 1 &gt;= [.$T15];[.E$6] - 1 &lt; [.$T15] + [.$U15]); [.$W15]; 0)" office:value-type="float" office:value="18" calcext:value-type="float">
            <text:p>18</text:p>
          </table:table-cell>
          <table:table-cell table:style-name="ce27" table:formula="of:=IF(AND([.F$6] - 1 &gt;= [.$T15];[.F$6] - 1 &lt; [.$T15] + [.$U15]); [.$W15]; 0)" office:value-type="float" office:value="18" calcext:value-type="float">
            <text:p>18</text:p>
          </table:table-cell>
          <table:table-cell table:style-name="ce27" table:formula="of:=IF(AND([.G$6] - 1 &gt;= [.$T15];[.G$6] - 1 &lt; [.$T15] + [.$U15]); [.$W15]; 0)" office:value-type="float" office:value="18" calcext:value-type="float">
            <text:p>18</text:p>
          </table:table-cell>
          <table:table-cell table:style-name="ce27" table:formula="of:=IF(AND([.H$6] - 1 &gt;= [.$T15];[.H$6] - 1 &lt; [.$T15] + [.$U15]); [.$W15]; 0)" office:value-type="float" office:value="18" calcext:value-type="float">
            <text:p>18</text:p>
          </table:table-cell>
          <table:table-cell table:style-name="ce27" table:formula="of:=IF(AND([.I$6] - 1 &gt;= [.$T15];[.I$6] - 1 &lt; [.$T15] + [.$U15]); [.$W15]; 0)" office:value-type="float" office:value="18" calcext:value-type="float">
            <text:p>18</text:p>
          </table:table-cell>
          <table:table-cell table:style-name="ce27" table:formula="of:=IF(AND([.J$6] - 1 &gt;= [.$T15];[.J$6] - 1 &lt; [.$T15] + [.$U15]); [.$W15]; 0)" office:value-type="float" office:value="18" calcext:value-type="float">
            <text:p>18</text:p>
          </table:table-cell>
          <table:table-cell table:style-name="ce27" table:formula="of:=IF(AND([.K$6] - 1 &gt;= [.$T15];[.K$6] - 1 &lt; [.$T15] + [.$U15]); [.$W15]; 0)" office:value-type="float" office:value="0" calcext:value-type="float">
            <text:p>0</text:p>
          </table:table-cell>
          <table:table-cell table:style-name="ce27" table:formula="of:=IF(AND([.L$6] - 1 &gt;= [.$T15];[.L$6] - 1 &lt; [.$T15] + [.$U15]); [.$W15]; 0)" office:value-type="float" office:value="0" calcext:value-type="float">
            <text:p>0</text:p>
          </table:table-cell>
          <table:table-cell table:style-name="ce27" table:formula="of:=IF(AND([.M$6] - 1 &gt;= [.$T15];[.M$6] - 1 &lt; [.$T15] + [.$U15]); [.$W15]; 0)" office:value-type="float" office:value="0" calcext:value-type="float">
            <text:p>0</text:p>
          </table:table-cell>
          <table:table-cell table:style-name="ce27" table:formula="of:=IF(AND([.N$6] - 1 &gt;= [.$T15];[.N$6] - 1 &lt; [.$T15] + [.$U15]); [.$W15]; 0)" office:value-type="float" office:value="0" calcext:value-type="float">
            <text:p>0</text:p>
          </table:table-cell>
          <table:table-cell table:style-name="ce27" table:formula="of:=IF(AND([.O$6] - 1 &gt;= [.$T15];[.O$6] - 1 &lt; [.$T15] + [.$U15]); [.$W15]; 0)" office:value-type="float" office:value="0" calcext:value-type="float">
            <text:p>0</text:p>
          </table:table-cell>
          <table:table-cell table:style-name="ce27" table:formula="of:=IF(AND([.P$6] - 1 &gt;= [.$T15];[.P$6] - 1 &lt; [.$T15] + [.$U15]); [.$W15]; 0)" office:value-type="float" office:value="0" calcext:value-type="float">
            <text:p>0</text:p>
          </table:table-cell>
          <table:table-cell table:style-name="ce27" table:formula="of:=IF(AND([.Q$6] - 1 &gt;= [.$T15];[.Q$6] - 1 &lt; [.$T15] + [.$U15]); [.$W15]; 0)" office:value-type="float" office:value="0" calcext:value-type="float">
            <text:p>0</text:p>
          </table:table-cell>
          <table:table-cell table:style-name="ce27" table:formula="of:=IF(AND([.R$6] - 1 &gt;= [.$T15];[.R$6] - 1 &lt; [.$T15] + [.$U15]); [.$W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14" calcext:value-type="float">
            <text:p>14</text:p>
          </table:table-cell>
          <table:table-cell table:formula="of:=SUM([.C7:.C15])" office:value-type="float" office:value="14" calcext:value-type="float">
            <text:p>14</text:p>
          </table:table-cell>
          <table:table-cell table:formula="of:=SUM([.D7:.D15])" office:value-type="float" office:value="8" calcext:value-type="float">
            <text:p>8</text:p>
          </table:table-cell>
          <table:table-cell table:formula="of:=SUM([.E7:.E15])" office:value-type="float" office:value="28" calcext:value-type="float">
            <text:p>28</text:p>
          </table:table-cell>
          <table:table-cell table:formula="of:=SUM([.F7:.F15])" office:value-type="float" office:value="28" calcext:value-type="float">
            <text:p>28</text:p>
          </table:table-cell>
          <table:table-cell table:formula="of:=SUM([.G7:.G15])" office:value-type="float" office:value="28" calcext:value-type="float">
            <text:p>28</text:p>
          </table:table-cell>
          <table:table-cell table:formula="of:=SUM([.H7:.H15])" office:value-type="float" office:value="28" calcext:value-type="float">
            <text:p>28</text:p>
          </table:table-cell>
          <table:table-cell table:formula="of:=SUM([.I7:.I15])" office:value-type="float" office:value="28" calcext:value-type="float">
            <text:p>28</text:p>
          </table:table-cell>
          <table:table-cell table:formula="of:=SUM([.J7:.J15])" office:value-type="float" office:value="149" calcext:value-type="float">
            <text:p>149</text:p>
          </table:table-cell>
          <table:table-cell table:formula="of:=SUM([.K7:.K15])" office:value-type="float" office:value="131" calcext:value-type="float">
            <text:p>131</text:p>
          </table:table-cell>
          <table:table-cell table:formula="of:=SUM([.L7:.L15])" office:value-type="float" office:value="131" calcext:value-type="float">
            <text:p>131</text:p>
          </table:table-cell>
          <table:table-cell table:formula="of:=SUM([.M7:.M15])" office:value-type="float" office:value="86" calcext:value-type="float">
            <text:p>86</text:p>
          </table:table-cell>
          <table:table-cell table:formula="of:=SUM([.N7:.N15])" office:value-type="float" office:value="41" calcext:value-type="float">
            <text:p>41</text:p>
          </table:table-cell>
          <table:table-cell table:formula="of:=SUM([.O7:.O15])" office:value-type="float" office:value="26" calcext:value-type="float">
            <text:p>26</text:p>
          </table:table-cell>
          <table:table-cell table:formula="of:=SUM([.P7:.P15])" office:value-type="float" office:value="26" calcext:value-type="float">
            <text:p>26</text:p>
          </table:table-cell>
          <table:table-cell table:formula="of:=SUM([.Q7:.Q15])" office:value-type="float" office:value="26" calcext:value-type="float">
            <text:p>26</text:p>
          </table:table-cell>
          <table:table-cell table:formula="of:=SUM([.R7:.R15]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LabourSchedule.B7:Project3LabourSchedule.R15">
            <calcext:condition calcext:apply-style-name="Good" calcext:value="formula-is(IF(AND([.B$6] - 1 &gt;= [.$T7];[.B$6] - 1 &lt; [.$T7] + [.$U7]); [.$W7]; 0))" calcext:base-cell-address="Project3LabourSchedule.B7"/>
          </calcext:conditional-format>
        </calcext:conditional-formats>
      </table:table>
      <table:table table:name="Project3MachineSchdule" table:style-name="ta1">
        <table:shapes>
          <draw:frame draw:z-index="0" draw:style-name="gr4" draw:text-style-name="P3" svg:width="453.51pt" svg:height="255.09pt" svg:x="534.64pt" svg:y="26.93pt">
            <draw:object draw:notify-on-update-of-ranges="Project3MachineSchdule.B6:Project3MachineSchdule.R6 Project3MachineSchdule.B16:Project3MachineSchdule.R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5"/>
        <table:table-column table:style-name="co11" table:number-columns-repeated="19" table:default-cell-style-name="ce5"/>
        <table:table-column table:style-name="co12" table:default-cell-style-name="ce5"/>
        <table:table-column table:style-name="co11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6" office:value-type="string" calcext:value-type="string" table:number-columns-spanned="17" table:number-rows-spanned="3">
            <text:p>Machine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9" table:formula="of:=IF(AND([.B$6] - 1 &gt;= [.$T7];[.B$6] - 1 &lt; [.$T7] + [.$U7]); [.$W7]; 0)" office:value-type="float" office:value="6" calcext:value-type="float">
            <text:p>6</text:p>
          </table:table-cell>
          <table:table-cell table:style-name="ce29" table:formula="of:=IF(AND([.C$6] - 1 &gt;= [.$T7];[.C$6] - 1 &lt; [.$T7] + [.$U7]); [.$W7]; 0)" office:value-type="float" office:value="6" calcext:value-type="float">
            <text:p>6</text:p>
          </table:table-cell>
          <table:table-cell table:style-name="ce29" table:formula="of:=IF(AND([.D$6] - 1 &gt;= [.$T7];[.D$6] - 1 &lt; [.$T7] + [.$U7]); [.$W7]; 0)" office:value-type="float" office:value="6" calcext:value-type="float">
            <text:p>6</text:p>
          </table:table-cell>
          <table:table-cell table:style-name="ce29" table:formula="of:=IF(AND([.E$6] - 1 &gt;= [.$T7];[.E$6] - 1 &lt; [.$T7] + [.$U7]); [.$W7]; 0)" office:value-type="float" office:value="0" calcext:value-type="float">
            <text:p>0</text:p>
          </table:table-cell>
          <table:table-cell table:style-name="ce29" table:formula="of:=IF(AND([.F$6] - 1 &gt;= [.$T7];[.F$6] - 1 &lt; [.$T7] + [.$U7]); [.$W7]; 0)" office:value-type="float" office:value="0" calcext:value-type="float">
            <text:p>0</text:p>
          </table:table-cell>
          <table:table-cell table:style-name="ce29" table:formula="of:=IF(AND([.G$6] - 1 &gt;= [.$T7];[.G$6] - 1 &lt; [.$T7] + [.$U7]); [.$W7]; 0)" office:value-type="float" office:value="0" calcext:value-type="float">
            <text:p>0</text:p>
          </table:table-cell>
          <table:table-cell table:style-name="ce29" table:formula="of:=IF(AND([.H$6] - 1 &gt;= [.$T7];[.H$6] - 1 &lt; [.$T7] + [.$U7]); [.$W7]; 0)" office:value-type="float" office:value="0" calcext:value-type="float">
            <text:p>0</text:p>
          </table:table-cell>
          <table:table-cell table:style-name="ce29" table:formula="of:=IF(AND([.I$6] - 1 &gt;= [.$T7];[.I$6] - 1 &lt; [.$T7] + [.$U7]); [.$W7]; 0)" office:value-type="float" office:value="0" calcext:value-type="float">
            <text:p>0</text:p>
          </table:table-cell>
          <table:table-cell table:style-name="ce29" table:formula="of:=IF(AND([.J$6] - 1 &gt;= [.$T7];[.J$6] - 1 &lt; [.$T7] + [.$U7]); [.$W7]; 0)" office:value-type="float" office:value="0" calcext:value-type="float">
            <text:p>0</text:p>
          </table:table-cell>
          <table:table-cell table:style-name="ce29" table:formula="of:=IF(AND([.K$6] - 1 &gt;= [.$T7];[.K$6] - 1 &lt; [.$T7] + [.$U7]); [.$W7]; 0)" office:value-type="float" office:value="0" calcext:value-type="float">
            <text:p>0</text:p>
          </table:table-cell>
          <table:table-cell table:style-name="ce29" table:formula="of:=IF(AND([.L$6] - 1 &gt;= [.$T7];[.L$6] - 1 &lt; [.$T7] + [.$U7]); [.$W7]; 0)" office:value-type="float" office:value="0" calcext:value-type="float">
            <text:p>0</text:p>
          </table:table-cell>
          <table:table-cell table:style-name="ce29" table:formula="of:=IF(AND([.M$6] - 1 &gt;= [.$T7];[.M$6] - 1 &lt; [.$T7] + [.$U7]); [.$W7]; 0)" office:value-type="float" office:value="0" calcext:value-type="float">
            <text:p>0</text:p>
          </table:table-cell>
          <table:table-cell table:style-name="ce29" table:formula="of:=IF(AND([.N$6] - 1 &gt;= [.$T7];[.N$6] - 1 &lt; [.$T7] + [.$U7]); [.$W7]; 0)" office:value-type="float" office:value="0" calcext:value-type="float">
            <text:p>0</text:p>
          </table:table-cell>
          <table:table-cell table:style-name="ce29" table:formula="of:=IF(AND([.O$6] - 1 &gt;= [.$T7];[.O$6] - 1 &lt; [.$T7] + [.$U7]); [.$W7]; 0)" office:value-type="float" office:value="0" calcext:value-type="float">
            <text:p>0</text:p>
          </table:table-cell>
          <table:table-cell table:style-name="ce29" table:formula="of:=IF(AND([.P$6] - 1 &gt;= [.$T7];[.P$6] - 1 &lt; [.$T7] + [.$U7]); [.$W7]; 0)" office:value-type="float" office:value="0" calcext:value-type="float">
            <text:p>0</text:p>
          </table:table-cell>
          <table:table-cell table:style-name="ce29" table:formula="of:=IF(AND([.Q$6] - 1 &gt;= [.$T7];[.Q$6] - 1 &lt; [.$T7] + [.$U7]); [.$W7]; 0)" office:value-type="float" office:value="0" calcext:value-type="float">
            <text:p>0</text:p>
          </table:table-cell>
          <table:table-cell table:style-name="ce29" table:formula="of:=IF(AND([.R$6] - 1 &gt;= [.$T7];[.R$6] - 1 &lt; [.$T7] + [.$U7]); [.$W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LabourSchedule.T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9" table:formula="of:=IF(AND([.B$6] - 1 &gt;= [.$T8];[.B$6] - 1 &lt; [.$T8] + [.$U8]); [.$W8]; 0)" office:value-type="float" office:value="0" calcext:value-type="float">
            <text:p>0</text:p>
          </table:table-cell>
          <table:table-cell table:style-name="ce29" table:formula="of:=IF(AND([.C$6] - 1 &gt;= [.$T8];[.C$6] - 1 &lt; [.$T8] + [.$U8]); [.$W8]; 0)" office:value-type="float" office:value="0" calcext:value-type="float">
            <text:p>0</text:p>
          </table:table-cell>
          <table:table-cell table:style-name="ce29" table:formula="of:=IF(AND([.D$6] - 1 &gt;= [.$T8];[.D$6] - 1 &lt; [.$T8] + [.$U8]); [.$W8]; 0)" office:value-type="float" office:value="0" calcext:value-type="float">
            <text:p>0</text:p>
          </table:table-cell>
          <table:table-cell table:style-name="ce29" table:formula="of:=IF(AND([.E$6] - 1 &gt;= [.$T8];[.E$6] - 1 &lt; [.$T8] + [.$U8]); [.$W8]; 0)" office:value-type="float" office:value="6" calcext:value-type="float">
            <text:p>6</text:p>
          </table:table-cell>
          <table:table-cell table:style-name="ce29" table:formula="of:=IF(AND([.F$6] - 1 &gt;= [.$T8];[.F$6] - 1 &lt; [.$T8] + [.$U8]); [.$W8]; 0)" office:value-type="float" office:value="6" calcext:value-type="float">
            <text:p>6</text:p>
          </table:table-cell>
          <table:table-cell table:style-name="ce29" table:formula="of:=IF(AND([.G$6] - 1 &gt;= [.$T8];[.G$6] - 1 &lt; [.$T8] + [.$U8]); [.$W8]; 0)" office:value-type="float" office:value="6" calcext:value-type="float">
            <text:p>6</text:p>
          </table:table-cell>
          <table:table-cell table:style-name="ce29" table:formula="of:=IF(AND([.H$6] - 1 &gt;= [.$T8];[.H$6] - 1 &lt; [.$T8] + [.$U8]); [.$W8]; 0)" office:value-type="float" office:value="6" calcext:value-type="float">
            <text:p>6</text:p>
          </table:table-cell>
          <table:table-cell table:style-name="ce29" table:formula="of:=IF(AND([.I$6] - 1 &gt;= [.$T8];[.I$6] - 1 &lt; [.$T8] + [.$U8]); [.$W8]; 0)" office:value-type="float" office:value="6" calcext:value-type="float">
            <text:p>6</text:p>
          </table:table-cell>
          <table:table-cell table:style-name="ce29" table:formula="of:=IF(AND([.J$6] - 1 &gt;= [.$T8];[.J$6] - 1 &lt; [.$T8] + [.$U8]); [.$W8]; 0)" office:value-type="float" office:value="0" calcext:value-type="float">
            <text:p>0</text:p>
          </table:table-cell>
          <table:table-cell table:style-name="ce29" table:formula="of:=IF(AND([.K$6] - 1 &gt;= [.$T8];[.K$6] - 1 &lt; [.$T8] + [.$U8]); [.$W8]; 0)" office:value-type="float" office:value="0" calcext:value-type="float">
            <text:p>0</text:p>
          </table:table-cell>
          <table:table-cell table:style-name="ce29" table:formula="of:=IF(AND([.L$6] - 1 &gt;= [.$T8];[.L$6] - 1 &lt; [.$T8] + [.$U8]); [.$W8]; 0)" office:value-type="float" office:value="0" calcext:value-type="float">
            <text:p>0</text:p>
          </table:table-cell>
          <table:table-cell table:style-name="ce29" table:formula="of:=IF(AND([.M$6] - 1 &gt;= [.$T8];[.M$6] - 1 &lt; [.$T8] + [.$U8]); [.$W8]; 0)" office:value-type="float" office:value="0" calcext:value-type="float">
            <text:p>0</text:p>
          </table:table-cell>
          <table:table-cell table:style-name="ce29" table:formula="of:=IF(AND([.N$6] - 1 &gt;= [.$T8];[.N$6] - 1 &lt; [.$T8] + [.$U8]); [.$W8]; 0)" office:value-type="float" office:value="0" calcext:value-type="float">
            <text:p>0</text:p>
          </table:table-cell>
          <table:table-cell table:style-name="ce29" table:formula="of:=IF(AND([.O$6] - 1 &gt;= [.$T8];[.O$6] - 1 &lt; [.$T8] + [.$U8]); [.$W8]; 0)" office:value-type="float" office:value="0" calcext:value-type="float">
            <text:p>0</text:p>
          </table:table-cell>
          <table:table-cell table:style-name="ce29" table:formula="of:=IF(AND([.P$6] - 1 &gt;= [.$T8];[.P$6] - 1 &lt; [.$T8] + [.$U8]); [.$W8]; 0)" office:value-type="float" office:value="0" calcext:value-type="float">
            <text:p>0</text:p>
          </table:table-cell>
          <table:table-cell table:style-name="ce29" table:formula="of:=IF(AND([.Q$6] - 1 &gt;= [.$T8];[.Q$6] - 1 &lt; [.$T8] + [.$U8]); [.$W8]; 0)" office:value-type="float" office:value="0" calcext:value-type="float">
            <text:p>0</text:p>
          </table:table-cell>
          <table:table-cell table:style-name="ce29" table:formula="of:=IF(AND([.R$6] - 1 &gt;= [.$T8];[.R$6] - 1 &lt; [.$T8] + [.$U8]); [.$W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LabourSchedule.T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9" table:formula="of:=IF(AND([.B$6] - 1 &gt;= [.$T9];[.B$6] - 1 &lt; [.$T9] + [.$U9]); [.$W9]; 0)" office:value-type="float" office:value="0" calcext:value-type="float">
            <text:p>0</text:p>
          </table:table-cell>
          <table:table-cell table:style-name="ce29" table:formula="of:=IF(AND([.C$6] - 1 &gt;= [.$T9];[.C$6] - 1 &lt; [.$T9] + [.$U9]); [.$W9]; 0)" office:value-type="float" office:value="0" calcext:value-type="float">
            <text:p>0</text:p>
          </table:table-cell>
          <table:table-cell table:style-name="ce29" table:formula="of:=IF(AND([.D$6] - 1 &gt;= [.$T9];[.D$6] - 1 &lt; [.$T9] + [.$U9]); [.$W9]; 0)" office:value-type="float" office:value="0" calcext:value-type="float">
            <text:p>0</text:p>
          </table:table-cell>
          <table:table-cell table:style-name="ce29" table:formula="of:=IF(AND([.E$6] - 1 &gt;= [.$T9];[.E$6] - 1 &lt; [.$T9] + [.$U9]); [.$W9]; 0)" office:value-type="float" office:value="0" calcext:value-type="float">
            <text:p>0</text:p>
          </table:table-cell>
          <table:table-cell table:style-name="ce29" table:formula="of:=IF(AND([.F$6] - 1 &gt;= [.$T9];[.F$6] - 1 &lt; [.$T9] + [.$U9]); [.$W9]; 0)" office:value-type="float" office:value="0" calcext:value-type="float">
            <text:p>0</text:p>
          </table:table-cell>
          <table:table-cell table:style-name="ce29" table:formula="of:=IF(AND([.G$6] - 1 &gt;= [.$T9];[.G$6] - 1 &lt; [.$T9] + [.$U9]); [.$W9]; 0)" office:value-type="float" office:value="0" calcext:value-type="float">
            <text:p>0</text:p>
          </table:table-cell>
          <table:table-cell table:style-name="ce29" table:formula="of:=IF(AND([.H$6] - 1 &gt;= [.$T9];[.H$6] - 1 &lt; [.$T9] + [.$U9]); [.$W9]; 0)" office:value-type="float" office:value="0" calcext:value-type="float">
            <text:p>0</text:p>
          </table:table-cell>
          <table:table-cell table:style-name="ce29" table:formula="of:=IF(AND([.I$6] - 1 &gt;= [.$T9];[.I$6] - 1 &lt; [.$T9] + [.$U9]); [.$W9]; 0)" office:value-type="float" office:value="0" calcext:value-type="float">
            <text:p>0</text:p>
          </table:table-cell>
          <table:table-cell table:style-name="ce29" table:formula="of:=IF(AND([.J$6] - 1 &gt;= [.$T9];[.J$6] - 1 &lt; [.$T9] + [.$U9]); [.$W9]; 0)" office:value-type="float" office:value="8" calcext:value-type="float">
            <text:p>8</text:p>
          </table:table-cell>
          <table:table-cell table:style-name="ce29" table:formula="of:=IF(AND([.K$6] - 1 &gt;= [.$T9];[.K$6] - 1 &lt; [.$T9] + [.$U9]); [.$W9]; 0)" office:value-type="float" office:value="8" calcext:value-type="float">
            <text:p>8</text:p>
          </table:table-cell>
          <table:table-cell table:style-name="ce29" table:formula="of:=IF(AND([.L$6] - 1 &gt;= [.$T9];[.L$6] - 1 &lt; [.$T9] + [.$U9]); [.$W9]; 0)" office:value-type="float" office:value="8" calcext:value-type="float">
            <text:p>8</text:p>
          </table:table-cell>
          <table:table-cell table:style-name="ce29" table:formula="of:=IF(AND([.M$6] - 1 &gt;= [.$T9];[.M$6] - 1 &lt; [.$T9] + [.$U9]); [.$W9]; 0)" office:value-type="float" office:value="8" calcext:value-type="float">
            <text:p>8</text:p>
          </table:table-cell>
          <table:table-cell table:style-name="ce29" table:formula="of:=IF(AND([.N$6] - 1 &gt;= [.$T9];[.N$6] - 1 &lt; [.$T9] + [.$U9]); [.$W9]; 0)" office:value-type="float" office:value="8" calcext:value-type="float">
            <text:p>8</text:p>
          </table:table-cell>
          <table:table-cell table:style-name="ce29" table:formula="of:=IF(AND([.O$6] - 1 &gt;= [.$T9];[.O$6] - 1 &lt; [.$T9] + [.$U9]); [.$W9]; 0)" office:value-type="float" office:value="8" calcext:value-type="float">
            <text:p>8</text:p>
          </table:table-cell>
          <table:table-cell table:style-name="ce29" table:formula="of:=IF(AND([.P$6] - 1 &gt;= [.$T9];[.P$6] - 1 &lt; [.$T9] + [.$U9]); [.$W9]; 0)" office:value-type="float" office:value="8" calcext:value-type="float">
            <text:p>8</text:p>
          </table:table-cell>
          <table:table-cell table:style-name="ce29" table:formula="of:=IF(AND([.Q$6] - 1 &gt;= [.$T9];[.Q$6] - 1 &lt; [.$T9] + [.$U9]); [.$W9]; 0)" office:value-type="float" office:value="8" calcext:value-type="float">
            <text:p>8</text:p>
          </table:table-cell>
          <table:table-cell table:style-name="ce29" table:formula="of:=IF(AND([.R$6] - 1 &gt;= [.$T9];[.R$6] - 1 &lt; [.$T9] + [.$U9]); [.$W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LabourSchedule.T9]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9" table:formula="of:=IF(AND([.B$6] - 1 &gt;= [.$T10];[.B$6] - 1 &lt; [.$T10] + [.$U10]); [.$W10]; 0)" office:value-type="float" office:value="0" calcext:value-type="float">
            <text:p>0</text:p>
          </table:table-cell>
          <table:table-cell table:style-name="ce29" table:formula="of:=IF(AND([.C$6] - 1 &gt;= [.$T10];[.C$6] - 1 &lt; [.$T10] + [.$U10]); [.$W10]; 0)" office:value-type="float" office:value="0" calcext:value-type="float">
            <text:p>0</text:p>
          </table:table-cell>
          <table:table-cell table:style-name="ce29" table:formula="of:=IF(AND([.D$6] - 1 &gt;= [.$T10];[.D$6] - 1 &lt; [.$T10] + [.$U10]); [.$W10]; 0)" office:value-type="float" office:value="0" calcext:value-type="float">
            <text:p>0</text:p>
          </table:table-cell>
          <table:table-cell table:style-name="ce29" table:formula="of:=IF(AND([.E$6] - 1 &gt;= [.$T10];[.E$6] - 1 &lt; [.$T10] + [.$U10]); [.$W10]; 0)" office:value-type="float" office:value="0" calcext:value-type="float">
            <text:p>0</text:p>
          </table:table-cell>
          <table:table-cell table:style-name="ce29" table:formula="of:=IF(AND([.F$6] - 1 &gt;= [.$T10];[.F$6] - 1 &lt; [.$T10] + [.$U10]); [.$W10]; 0)" office:value-type="float" office:value="0" calcext:value-type="float">
            <text:p>0</text:p>
          </table:table-cell>
          <table:table-cell table:style-name="ce29" table:formula="of:=IF(AND([.G$6] - 1 &gt;= [.$T10];[.G$6] - 1 &lt; [.$T10] + [.$U10]); [.$W10]; 0)" office:value-type="float" office:value="0" calcext:value-type="float">
            <text:p>0</text:p>
          </table:table-cell>
          <table:table-cell table:style-name="ce29" table:formula="of:=IF(AND([.H$6] - 1 &gt;= [.$T10];[.H$6] - 1 &lt; [.$T10] + [.$U10]); [.$W10]; 0)" office:value-type="float" office:value="0" calcext:value-type="float">
            <text:p>0</text:p>
          </table:table-cell>
          <table:table-cell table:style-name="ce29" table:formula="of:=IF(AND([.I$6] - 1 &gt;= [.$T10];[.I$6] - 1 &lt; [.$T10] + [.$U10]); [.$W10]; 0)" office:value-type="float" office:value="0" calcext:value-type="float">
            <text:p>0</text:p>
          </table:table-cell>
          <table:table-cell table:style-name="ce29" table:formula="of:=IF(AND([.J$6] - 1 &gt;= [.$T10];[.J$6] - 1 &lt; [.$T10] + [.$U10]); [.$W10]; 0)" office:value-type="float" office:value="0" calcext:value-type="float">
            <text:p>0</text:p>
          </table:table-cell>
          <table:table-cell table:style-name="ce29" table:formula="of:=IF(AND([.K$6] - 1 &gt;= [.$T10];[.K$6] - 1 &lt; [.$T10] + [.$U10]); [.$W10]; 0)" office:value-type="float" office:value="0" calcext:value-type="float">
            <text:p>0</text:p>
          </table:table-cell>
          <table:table-cell table:style-name="ce29" table:formula="of:=IF(AND([.L$6] - 1 &gt;= [.$T10];[.L$6] - 1 &lt; [.$T10] + [.$U10]); [.$W10]; 0)" office:value-type="float" office:value="0" calcext:value-type="float">
            <text:p>0</text:p>
          </table:table-cell>
          <table:table-cell table:style-name="ce29" table:formula="of:=IF(AND([.M$6] - 1 &gt;= [.$T10];[.M$6] - 1 &lt; [.$T10] + [.$U10]); [.$W10]; 0)" office:value-type="float" office:value="0" calcext:value-type="float">
            <text:p>0</text:p>
          </table:table-cell>
          <table:table-cell table:style-name="ce29" table:formula="of:=IF(AND([.N$6] - 1 &gt;= [.$T10];[.N$6] - 1 &lt; [.$T10] + [.$U10]); [.$W10]; 0)" office:value-type="float" office:value="0" calcext:value-type="float">
            <text:p>0</text:p>
          </table:table-cell>
          <table:table-cell table:style-name="ce29" table:formula="of:=IF(AND([.O$6] - 1 &gt;= [.$T10];[.O$6] - 1 &lt; [.$T10] + [.$U10]); [.$W10]; 0)" office:value-type="float" office:value="0" calcext:value-type="float">
            <text:p>0</text:p>
          </table:table-cell>
          <table:table-cell table:style-name="ce29" table:formula="of:=IF(AND([.P$6] - 1 &gt;= [.$T10];[.P$6] - 1 &lt; [.$T10] + [.$U10]); [.$W10]; 0)" office:value-type="float" office:value="0" calcext:value-type="float">
            <text:p>0</text:p>
          </table:table-cell>
          <table:table-cell table:style-name="ce29" table:formula="of:=IF(AND([.Q$6] - 1 &gt;= [.$T10];[.Q$6] - 1 &lt; [.$T10] + [.$U10]); [.$W10]; 0)" office:value-type="float" office:value="0" calcext:value-type="float">
            <text:p>0</text:p>
          </table:table-cell>
          <table:table-cell table:style-name="ce29" table:formula="of:=IF(AND([.R$6] - 1 &gt;= [.$T10];[.R$6] - 1 &lt; [.$T10] + [.$U10]); [.$W10]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Project3LabourSchedule.T1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29" table:formula="of:=IF(AND([.B$6] - 1 &gt;= [.$T11];[.B$6] - 1 &lt; [.$T11] + [.$U11]); [.$W11]; 0)" office:value-type="float" office:value="0" calcext:value-type="float">
            <text:p>0</text:p>
          </table:table-cell>
          <table:table-cell table:style-name="ce29" table:formula="of:=IF(AND([.C$6] - 1 &gt;= [.$T11];[.C$6] - 1 &lt; [.$T11] + [.$U11]); [.$W11]; 0)" office:value-type="float" office:value="0" calcext:value-type="float">
            <text:p>0</text:p>
          </table:table-cell>
          <table:table-cell table:style-name="ce29" table:formula="of:=IF(AND([.D$6] - 1 &gt;= [.$T11];[.D$6] - 1 &lt; [.$T11] + [.$U11]); [.$W11]; 0)" office:value-type="float" office:value="0" calcext:value-type="float">
            <text:p>0</text:p>
          </table:table-cell>
          <table:table-cell table:style-name="ce29" table:formula="of:=IF(AND([.E$6] - 1 &gt;= [.$T11];[.E$6] - 1 &lt; [.$T11] + [.$U11]); [.$W11]; 0)" office:value-type="float" office:value="0" calcext:value-type="float">
            <text:p>0</text:p>
          </table:table-cell>
          <table:table-cell table:style-name="ce29" table:formula="of:=IF(AND([.F$6] - 1 &gt;= [.$T11];[.F$6] - 1 &lt; [.$T11] + [.$U11]); [.$W11]; 0)" office:value-type="float" office:value="0" calcext:value-type="float">
            <text:p>0</text:p>
          </table:table-cell>
          <table:table-cell table:style-name="ce29" table:formula="of:=IF(AND([.G$6] - 1 &gt;= [.$T11];[.G$6] - 1 &lt; [.$T11] + [.$U11]); [.$W11]; 0)" office:value-type="float" office:value="0" calcext:value-type="float">
            <text:p>0</text:p>
          </table:table-cell>
          <table:table-cell table:style-name="ce29" table:formula="of:=IF(AND([.H$6] - 1 &gt;= [.$T11];[.H$6] - 1 &lt; [.$T11] + [.$U11]); [.$W11]; 0)" office:value-type="float" office:value="0" calcext:value-type="float">
            <text:p>0</text:p>
          </table:table-cell>
          <table:table-cell table:style-name="ce29" table:formula="of:=IF(AND([.I$6] - 1 &gt;= [.$T11];[.I$6] - 1 &lt; [.$T11] + [.$U11]); [.$W11]; 0)" office:value-type="float" office:value="0" calcext:value-type="float">
            <text:p>0</text:p>
          </table:table-cell>
          <table:table-cell table:style-name="ce29" table:formula="of:=IF(AND([.J$6] - 1 &gt;= [.$T11];[.J$6] - 1 &lt; [.$T11] + [.$U11]); [.$W11]; 0)" office:value-type="float" office:value="10" calcext:value-type="float">
            <text:p>10</text:p>
          </table:table-cell>
          <table:table-cell table:style-name="ce29" table:formula="of:=IF(AND([.K$6] - 1 &gt;= [.$T11];[.K$6] - 1 &lt; [.$T11] + [.$U11]); [.$W11]; 0)" office:value-type="float" office:value="10" calcext:value-type="float">
            <text:p>10</text:p>
          </table:table-cell>
          <table:table-cell table:style-name="ce29" table:formula="of:=IF(AND([.L$6] - 1 &gt;= [.$T11];[.L$6] - 1 &lt; [.$T11] + [.$U11]); [.$W11]; 0)" office:value-type="float" office:value="10" calcext:value-type="float">
            <text:p>10</text:p>
          </table:table-cell>
          <table:table-cell table:style-name="ce29" table:formula="of:=IF(AND([.M$6] - 1 &gt;= [.$T11];[.M$6] - 1 &lt; [.$T11] + [.$U11]); [.$W11]; 0)" office:value-type="float" office:value="0" calcext:value-type="float">
            <text:p>0</text:p>
          </table:table-cell>
          <table:table-cell table:style-name="ce29" table:formula="of:=IF(AND([.N$6] - 1 &gt;= [.$T11];[.N$6] - 1 &lt; [.$T11] + [.$U11]); [.$W11]; 0)" office:value-type="float" office:value="0" calcext:value-type="float">
            <text:p>0</text:p>
          </table:table-cell>
          <table:table-cell table:style-name="ce29" table:formula="of:=IF(AND([.O$6] - 1 &gt;= [.$T11];[.O$6] - 1 &lt; [.$T11] + [.$U11]); [.$W11]; 0)" office:value-type="float" office:value="0" calcext:value-type="float">
            <text:p>0</text:p>
          </table:table-cell>
          <table:table-cell table:style-name="ce29" table:formula="of:=IF(AND([.P$6] - 1 &gt;= [.$T11];[.P$6] - 1 &lt; [.$T11] + [.$U11]); [.$W11]; 0)" office:value-type="float" office:value="0" calcext:value-type="float">
            <text:p>0</text:p>
          </table:table-cell>
          <table:table-cell table:style-name="ce29" table:formula="of:=IF(AND([.Q$6] - 1 &gt;= [.$T11];[.Q$6] - 1 &lt; [.$T11] + [.$U11]); [.$W11]; 0)" office:value-type="float" office:value="0" calcext:value-type="float">
            <text:p>0</text:p>
          </table:table-cell>
          <table:table-cell table:style-name="ce29" table:formula="of:=IF(AND([.R$6] - 1 &gt;= [.$T11];[.R$6] - 1 &lt; [.$T11] + [.$U11]); [.$W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LabourSchedule.T11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29" table:formula="of:=IF(AND([.B$6] - 1 &gt;= [.$T12];[.B$6] - 1 &lt; [.$T12] + [.$U12]); [.$W12]; 0)" office:value-type="float" office:value="0" calcext:value-type="float">
            <text:p>0</text:p>
          </table:table-cell>
          <table:table-cell table:style-name="ce29" table:formula="of:=IF(AND([.C$6] - 1 &gt;= [.$T12];[.C$6] - 1 &lt; [.$T12] + [.$U12]); [.$W12]; 0)" office:value-type="float" office:value="0" calcext:value-type="float">
            <text:p>0</text:p>
          </table:table-cell>
          <table:table-cell table:style-name="ce29" table:formula="of:=IF(AND([.D$6] - 1 &gt;= [.$T12];[.D$6] - 1 &lt; [.$T12] + [.$U12]); [.$W12]; 0)" office:value-type="float" office:value="0" calcext:value-type="float">
            <text:p>0</text:p>
          </table:table-cell>
          <table:table-cell table:style-name="ce29" table:formula="of:=IF(AND([.E$6] - 1 &gt;= [.$T12];[.E$6] - 1 &lt; [.$T12] + [.$U12]); [.$W12]; 0)" office:value-type="float" office:value="0" calcext:value-type="float">
            <text:p>0</text:p>
          </table:table-cell>
          <table:table-cell table:style-name="ce29" table:formula="of:=IF(AND([.F$6] - 1 &gt;= [.$T12];[.F$6] - 1 &lt; [.$T12] + [.$U12]); [.$W12]; 0)" office:value-type="float" office:value="0" calcext:value-type="float">
            <text:p>0</text:p>
          </table:table-cell>
          <table:table-cell table:style-name="ce29" table:formula="of:=IF(AND([.G$6] - 1 &gt;= [.$T12];[.G$6] - 1 &lt; [.$T12] + [.$U12]); [.$W12]; 0)" office:value-type="float" office:value="0" calcext:value-type="float">
            <text:p>0</text:p>
          </table:table-cell>
          <table:table-cell table:style-name="ce29" table:formula="of:=IF(AND([.H$6] - 1 &gt;= [.$T12];[.H$6] - 1 &lt; [.$T12] + [.$U12]); [.$W12]; 0)" office:value-type="float" office:value="0" calcext:value-type="float">
            <text:p>0</text:p>
          </table:table-cell>
          <table:table-cell table:style-name="ce29" table:formula="of:=IF(AND([.I$6] - 1 &gt;= [.$T12];[.I$6] - 1 &lt; [.$T12] + [.$U12]); [.$W12]; 0)" office:value-type="float" office:value="0" calcext:value-type="float">
            <text:p>0</text:p>
          </table:table-cell>
          <table:table-cell table:style-name="ce29" table:formula="of:=IF(AND([.J$6] - 1 &gt;= [.$T12];[.J$6] - 1 &lt; [.$T12] + [.$U12]); [.$W12]; 0)" office:value-type="float" office:value="0" calcext:value-type="float">
            <text:p>0</text:p>
          </table:table-cell>
          <table:table-cell table:style-name="ce29" table:formula="of:=IF(AND([.K$6] - 1 &gt;= [.$T12];[.K$6] - 1 &lt; [.$T12] + [.$U12]); [.$W12]; 0)" office:value-type="float" office:value="0" calcext:value-type="float">
            <text:p>0</text:p>
          </table:table-cell>
          <table:table-cell table:style-name="ce29" table:formula="of:=IF(AND([.L$6] - 1 &gt;= [.$T12];[.L$6] - 1 &lt; [.$T12] + [.$U12]); [.$W12]; 0)" office:value-type="float" office:value="0" calcext:value-type="float">
            <text:p>0</text:p>
          </table:table-cell>
          <table:table-cell table:style-name="ce29" table:formula="of:=IF(AND([.M$6] - 1 &gt;= [.$T12];[.M$6] - 1 &lt; [.$T12] + [.$U12]); [.$W12]; 0)" office:value-type="float" office:value="4" calcext:value-type="float">
            <text:p>4</text:p>
          </table:table-cell>
          <table:table-cell table:style-name="ce29" table:formula="of:=IF(AND([.N$6] - 1 &gt;= [.$T12];[.N$6] - 1 &lt; [.$T12] + [.$U12]); [.$W12]; 0)" office:value-type="float" office:value="4" calcext:value-type="float">
            <text:p>4</text:p>
          </table:table-cell>
          <table:table-cell table:style-name="ce29" table:formula="of:=IF(AND([.O$6] - 1 &gt;= [.$T12];[.O$6] - 1 &lt; [.$T12] + [.$U12]); [.$W12]; 0)" office:value-type="float" office:value="0" calcext:value-type="float">
            <text:p>0</text:p>
          </table:table-cell>
          <table:table-cell table:style-name="ce29" table:formula="of:=IF(AND([.P$6] - 1 &gt;= [.$T12];[.P$6] - 1 &lt; [.$T12] + [.$U12]); [.$W12]; 0)" office:value-type="float" office:value="0" calcext:value-type="float">
            <text:p>0</text:p>
          </table:table-cell>
          <table:table-cell table:style-name="ce29" table:formula="of:=IF(AND([.Q$6] - 1 &gt;= [.$T12];[.Q$6] - 1 &lt; [.$T12] + [.$U12]); [.$W12]; 0)" office:value-type="float" office:value="0" calcext:value-type="float">
            <text:p>0</text:p>
          </table:table-cell>
          <table:table-cell table:style-name="ce29" table:formula="of:=IF(AND([.R$6] - 1 &gt;= [.$T12];[.R$6] - 1 &lt; [.$T12] + [.$U12]); [.$W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LabourSchedule.T1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29" table:formula="of:=IF(AND([.B$6] - 1 &gt;= [.$T13];[.B$6] - 1 &lt; [.$T13] + [.$U13]); [.$W13]; 0)" office:value-type="float" office:value="0" calcext:value-type="float">
            <text:p>0</text:p>
          </table:table-cell>
          <table:table-cell table:style-name="ce29" table:formula="of:=IF(AND([.C$6] - 1 &gt;= [.$T13];[.C$6] - 1 &lt; [.$T13] + [.$U13]); [.$W13]; 0)" office:value-type="float" office:value="0" calcext:value-type="float">
            <text:p>0</text:p>
          </table:table-cell>
          <table:table-cell table:style-name="ce29" table:formula="of:=IF(AND([.D$6] - 1 &gt;= [.$T13];[.D$6] - 1 &lt; [.$T13] + [.$U13]); [.$W13]; 0)" office:value-type="float" office:value="0" calcext:value-type="float">
            <text:p>0</text:p>
          </table:table-cell>
          <table:table-cell table:style-name="ce29" table:formula="of:=IF(AND([.E$6] - 1 &gt;= [.$T13];[.E$6] - 1 &lt; [.$T13] + [.$U13]); [.$W13]; 0)" office:value-type="float" office:value="0" calcext:value-type="float">
            <text:p>0</text:p>
          </table:table-cell>
          <table:table-cell table:style-name="ce29" table:formula="of:=IF(AND([.F$6] - 1 &gt;= [.$T13];[.F$6] - 1 &lt; [.$T13] + [.$U13]); [.$W13]; 0)" office:value-type="float" office:value="0" calcext:value-type="float">
            <text:p>0</text:p>
          </table:table-cell>
          <table:table-cell table:style-name="ce29" table:formula="of:=IF(AND([.G$6] - 1 &gt;= [.$T13];[.G$6] - 1 &lt; [.$T13] + [.$U13]); [.$W13]; 0)" office:value-type="float" office:value="0" calcext:value-type="float">
            <text:p>0</text:p>
          </table:table-cell>
          <table:table-cell table:style-name="ce29" table:formula="of:=IF(AND([.H$6] - 1 &gt;= [.$T13];[.H$6] - 1 &lt; [.$T13] + [.$U13]); [.$W13]; 0)" office:value-type="float" office:value="0" calcext:value-type="float">
            <text:p>0</text:p>
          </table:table-cell>
          <table:table-cell table:style-name="ce29" table:formula="of:=IF(AND([.I$6] - 1 &gt;= [.$T13];[.I$6] - 1 &lt; [.$T13] + [.$U13]); [.$W13]; 0)" office:value-type="float" office:value="0" calcext:value-type="float">
            <text:p>0</text:p>
          </table:table-cell>
          <table:table-cell table:style-name="ce29" table:formula="of:=IF(AND([.J$6] - 1 &gt;= [.$T13];[.J$6] - 1 &lt; [.$T13] + [.$U13]); [.$W13]; 0)" office:value-type="float" office:value="12" calcext:value-type="float">
            <text:p>12</text:p>
          </table:table-cell>
          <table:table-cell table:style-name="ce29" table:formula="of:=IF(AND([.K$6] - 1 &gt;= [.$T13];[.K$6] - 1 &lt; [.$T13] + [.$U13]); [.$W13]; 0)" office:value-type="float" office:value="12" calcext:value-type="float">
            <text:p>12</text:p>
          </table:table-cell>
          <table:table-cell table:style-name="ce29" table:formula="of:=IF(AND([.L$6] - 1 &gt;= [.$T13];[.L$6] - 1 &lt; [.$T13] + [.$U13]); [.$W13]; 0)" office:value-type="float" office:value="12" calcext:value-type="float">
            <text:p>12</text:p>
          </table:table-cell>
          <table:table-cell table:style-name="ce29" table:formula="of:=IF(AND([.M$6] - 1 &gt;= [.$T13];[.M$6] - 1 &lt; [.$T13] + [.$U13]); [.$W13]; 0)" office:value-type="float" office:value="12" calcext:value-type="float">
            <text:p>12</text:p>
          </table:table-cell>
          <table:table-cell table:style-name="ce29" table:formula="of:=IF(AND([.N$6] - 1 &gt;= [.$T13];[.N$6] - 1 &lt; [.$T13] + [.$U13]); [.$W13]; 0)" office:value-type="float" office:value="0" calcext:value-type="float">
            <text:p>0</text:p>
          </table:table-cell>
          <table:table-cell table:style-name="ce29" table:formula="of:=IF(AND([.O$6] - 1 &gt;= [.$T13];[.O$6] - 1 &lt; [.$T13] + [.$U13]); [.$W13]; 0)" office:value-type="float" office:value="0" calcext:value-type="float">
            <text:p>0</text:p>
          </table:table-cell>
          <table:table-cell table:style-name="ce29" table:formula="of:=IF(AND([.P$6] - 1 &gt;= [.$T13];[.P$6] - 1 &lt; [.$T13] + [.$U13]); [.$W13]; 0)" office:value-type="float" office:value="0" calcext:value-type="float">
            <text:p>0</text:p>
          </table:table-cell>
          <table:table-cell table:style-name="ce29" table:formula="of:=IF(AND([.Q$6] - 1 &gt;= [.$T13];[.Q$6] - 1 &lt; [.$T13] + [.$U13]); [.$W13]; 0)" office:value-type="float" office:value="0" calcext:value-type="float">
            <text:p>0</text:p>
          </table:table-cell>
          <table:table-cell table:style-name="ce29" table:formula="of:=IF(AND([.R$6] - 1 &gt;= [.$T13];[.R$6] - 1 &lt; [.$T13] + [.$U13]); [.$W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LabourSchedule.T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9" table:formula="of:=IF(AND([.B$6] - 1 &gt;= [.$T14];[.B$6] - 1 &lt; [.$T14] + [.$U14]); [.$W14]; 0)" office:value-type="float" office:value="4" calcext:value-type="float">
            <text:p>4</text:p>
          </table:table-cell>
          <table:table-cell table:style-name="ce29" table:formula="of:=IF(AND([.C$6] - 1 &gt;= [.$T14];[.C$6] - 1 &lt; [.$T14] + [.$U14]); [.$W14]; 0)" office:value-type="float" office:value="4" calcext:value-type="float">
            <text:p>4</text:p>
          </table:table-cell>
          <table:table-cell table:style-name="ce29" table:formula="of:=IF(AND([.D$6] - 1 &gt;= [.$T14];[.D$6] - 1 &lt; [.$T14] + [.$U14]); [.$W14]; 0)" office:value-type="float" office:value="0" calcext:value-type="float">
            <text:p>0</text:p>
          </table:table-cell>
          <table:table-cell table:style-name="ce29" table:formula="of:=IF(AND([.E$6] - 1 &gt;= [.$T14];[.E$6] - 1 &lt; [.$T14] + [.$U14]); [.$W14]; 0)" office:value-type="float" office:value="0" calcext:value-type="float">
            <text:p>0</text:p>
          </table:table-cell>
          <table:table-cell table:style-name="ce29" table:formula="of:=IF(AND([.F$6] - 1 &gt;= [.$T14];[.F$6] - 1 &lt; [.$T14] + [.$U14]); [.$W14]; 0)" office:value-type="float" office:value="0" calcext:value-type="float">
            <text:p>0</text:p>
          </table:table-cell>
          <table:table-cell table:style-name="ce29" table:formula="of:=IF(AND([.G$6] - 1 &gt;= [.$T14];[.G$6] - 1 &lt; [.$T14] + [.$U14]); [.$W14]; 0)" office:value-type="float" office:value="0" calcext:value-type="float">
            <text:p>0</text:p>
          </table:table-cell>
          <table:table-cell table:style-name="ce29" table:formula="of:=IF(AND([.H$6] - 1 &gt;= [.$T14];[.H$6] - 1 &lt; [.$T14] + [.$U14]); [.$W14]; 0)" office:value-type="float" office:value="0" calcext:value-type="float">
            <text:p>0</text:p>
          </table:table-cell>
          <table:table-cell table:style-name="ce29" table:formula="of:=IF(AND([.I$6] - 1 &gt;= [.$T14];[.I$6] - 1 &lt; [.$T14] + [.$U14]); [.$W14]; 0)" office:value-type="float" office:value="0" calcext:value-type="float">
            <text:p>0</text:p>
          </table:table-cell>
          <table:table-cell table:style-name="ce29" table:formula="of:=IF(AND([.J$6] - 1 &gt;= [.$T14];[.J$6] - 1 &lt; [.$T14] + [.$U14]); [.$W14]; 0)" office:value-type="float" office:value="0" calcext:value-type="float">
            <text:p>0</text:p>
          </table:table-cell>
          <table:table-cell table:style-name="ce29" table:formula="of:=IF(AND([.K$6] - 1 &gt;= [.$T14];[.K$6] - 1 &lt; [.$T14] + [.$U14]); [.$W14]; 0)" office:value-type="float" office:value="0" calcext:value-type="float">
            <text:p>0</text:p>
          </table:table-cell>
          <table:table-cell table:style-name="ce29" table:formula="of:=IF(AND([.L$6] - 1 &gt;= [.$T14];[.L$6] - 1 &lt; [.$T14] + [.$U14]); [.$W14]; 0)" office:value-type="float" office:value="0" calcext:value-type="float">
            <text:p>0</text:p>
          </table:table-cell>
          <table:table-cell table:style-name="ce29" table:formula="of:=IF(AND([.M$6] - 1 &gt;= [.$T14];[.M$6] - 1 &lt; [.$T14] + [.$U14]); [.$W14]; 0)" office:value-type="float" office:value="0" calcext:value-type="float">
            <text:p>0</text:p>
          </table:table-cell>
          <table:table-cell table:style-name="ce29" table:formula="of:=IF(AND([.N$6] - 1 &gt;= [.$T14];[.N$6] - 1 &lt; [.$T14] + [.$U14]); [.$W14]; 0)" office:value-type="float" office:value="0" calcext:value-type="float">
            <text:p>0</text:p>
          </table:table-cell>
          <table:table-cell table:style-name="ce29" table:formula="of:=IF(AND([.O$6] - 1 &gt;= [.$T14];[.O$6] - 1 &lt; [.$T14] + [.$U14]); [.$W14]; 0)" office:value-type="float" office:value="0" calcext:value-type="float">
            <text:p>0</text:p>
          </table:table-cell>
          <table:table-cell table:style-name="ce29" table:formula="of:=IF(AND([.P$6] - 1 &gt;= [.$T14];[.P$6] - 1 &lt; [.$T14] + [.$U14]); [.$W14]; 0)" office:value-type="float" office:value="0" calcext:value-type="float">
            <text:p>0</text:p>
          </table:table-cell>
          <table:table-cell table:style-name="ce29" table:formula="of:=IF(AND([.Q$6] - 1 &gt;= [.$T14];[.Q$6] - 1 &lt; [.$T14] + [.$U14]); [.$W14]; 0)" office:value-type="float" office:value="0" calcext:value-type="float">
            <text:p>0</text:p>
          </table:table-cell>
          <table:table-cell table:style-name="ce29" table:formula="of:=IF(AND([.R$6] - 1 &gt;= [.$T14];[.R$6] - 1 &lt; [.$T14] + [.$U14]); [.$W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LabourSchedule.T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9" table:formula="of:=IF(AND([.B$6] - 1 &gt;= [.$T15];[.B$6] - 1 &lt; [.$T15] + [.$U15]); [.$W15]; 0)" office:value-type="float" office:value="0" calcext:value-type="float">
            <text:p>0</text:p>
          </table:table-cell>
          <table:table-cell table:style-name="ce29" table:formula="of:=IF(AND([.C$6] - 1 &gt;= [.$T15];[.C$6] - 1 &lt; [.$T15] + [.$U15]); [.$W15]; 0)" office:value-type="float" office:value="0" calcext:value-type="float">
            <text:p>0</text:p>
          </table:table-cell>
          <table:table-cell table:style-name="ce29" table:formula="of:=IF(AND([.D$6] - 1 &gt;= [.$T15];[.D$6] - 1 &lt; [.$T15] + [.$U15]); [.$W15]; 0)" office:value-type="float" office:value="0" calcext:value-type="float">
            <text:p>0</text:p>
          </table:table-cell>
          <table:table-cell table:style-name="ce29" table:formula="of:=IF(AND([.E$6] - 1 &gt;= [.$T15];[.E$6] - 1 &lt; [.$T15] + [.$U15]); [.$W15]; 0)" office:value-type="float" office:value="7" calcext:value-type="float">
            <text:p>7</text:p>
          </table:table-cell>
          <table:table-cell table:style-name="ce29" table:formula="of:=IF(AND([.F$6] - 1 &gt;= [.$T15];[.F$6] - 1 &lt; [.$T15] + [.$U15]); [.$W15]; 0)" office:value-type="float" office:value="7" calcext:value-type="float">
            <text:p>7</text:p>
          </table:table-cell>
          <table:table-cell table:style-name="ce29" table:formula="of:=IF(AND([.G$6] - 1 &gt;= [.$T15];[.G$6] - 1 &lt; [.$T15] + [.$U15]); [.$W15]; 0)" office:value-type="float" office:value="7" calcext:value-type="float">
            <text:p>7</text:p>
          </table:table-cell>
          <table:table-cell table:style-name="ce29" table:formula="of:=IF(AND([.H$6] - 1 &gt;= [.$T15];[.H$6] - 1 &lt; [.$T15] + [.$U15]); [.$W15]; 0)" office:value-type="float" office:value="7" calcext:value-type="float">
            <text:p>7</text:p>
          </table:table-cell>
          <table:table-cell table:style-name="ce29" table:formula="of:=IF(AND([.I$6] - 1 &gt;= [.$T15];[.I$6] - 1 &lt; [.$T15] + [.$U15]); [.$W15]; 0)" office:value-type="float" office:value="7" calcext:value-type="float">
            <text:p>7</text:p>
          </table:table-cell>
          <table:table-cell table:style-name="ce29" table:formula="of:=IF(AND([.J$6] - 1 &gt;= [.$T15];[.J$6] - 1 &lt; [.$T15] + [.$U15]); [.$W15]; 0)" office:value-type="float" office:value="7" calcext:value-type="float">
            <text:p>7</text:p>
          </table:table-cell>
          <table:table-cell table:style-name="ce29" table:formula="of:=IF(AND([.K$6] - 1 &gt;= [.$T15];[.K$6] - 1 &lt; [.$T15] + [.$U15]); [.$W15]; 0)" office:value-type="float" office:value="0" calcext:value-type="float">
            <text:p>0</text:p>
          </table:table-cell>
          <table:table-cell table:style-name="ce29" table:formula="of:=IF(AND([.L$6] - 1 &gt;= [.$T15];[.L$6] - 1 &lt; [.$T15] + [.$U15]); [.$W15]; 0)" office:value-type="float" office:value="0" calcext:value-type="float">
            <text:p>0</text:p>
          </table:table-cell>
          <table:table-cell table:style-name="ce29" table:formula="of:=IF(AND([.M$6] - 1 &gt;= [.$T15];[.M$6] - 1 &lt; [.$T15] + [.$U15]); [.$W15]; 0)" office:value-type="float" office:value="0" calcext:value-type="float">
            <text:p>0</text:p>
          </table:table-cell>
          <table:table-cell table:style-name="ce29" table:formula="of:=IF(AND([.N$6] - 1 &gt;= [.$T15];[.N$6] - 1 &lt; [.$T15] + [.$U15]); [.$W15]; 0)" office:value-type="float" office:value="0" calcext:value-type="float">
            <text:p>0</text:p>
          </table:table-cell>
          <table:table-cell table:style-name="ce29" table:formula="of:=IF(AND([.O$6] - 1 &gt;= [.$T15];[.O$6] - 1 &lt; [.$T15] + [.$U15]); [.$W15]; 0)" office:value-type="float" office:value="0" calcext:value-type="float">
            <text:p>0</text:p>
          </table:table-cell>
          <table:table-cell table:style-name="ce29" table:formula="of:=IF(AND([.P$6] - 1 &gt;= [.$T15];[.P$6] - 1 &lt; [.$T15] + [.$U15]); [.$W15]; 0)" office:value-type="float" office:value="0" calcext:value-type="float">
            <text:p>0</text:p>
          </table:table-cell>
          <table:table-cell table:style-name="ce29" table:formula="of:=IF(AND([.Q$6] - 1 &gt;= [.$T15];[.Q$6] - 1 &lt; [.$T15] + [.$U15]); [.$W15]; 0)" office:value-type="float" office:value="0" calcext:value-type="float">
            <text:p>0</text:p>
          </table:table-cell>
          <table:table-cell table:style-name="ce29" table:formula="of:=IF(AND([.R$6] - 1 &gt;= [.$T15];[.R$6] - 1 &lt; [.$T15] + [.$U15]); [.$W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LabourSchedule.T1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10" calcext:value-type="float">
            <text:p>10</text:p>
          </table:table-cell>
          <table:table-cell table:formula="of:=SUM([.C7:.C15])" office:value-type="float" office:value="10" calcext:value-type="float">
            <text:p>10</text:p>
          </table:table-cell>
          <table:table-cell table:formula="of:=SUM([.D7:.D15])" office:value-type="float" office:value="6" calcext:value-type="float">
            <text:p>6</text:p>
          </table:table-cell>
          <table:table-cell table:formula="of:=SUM([.E7:.E15])" office:value-type="float" office:value="13" calcext:value-type="float">
            <text:p>13</text:p>
          </table:table-cell>
          <table:table-cell table:formula="of:=SUM([.F7:.F15])" office:value-type="float" office:value="13" calcext:value-type="float">
            <text:p>13</text:p>
          </table:table-cell>
          <table:table-cell table:formula="of:=SUM([.G7:.G15])" office:value-type="float" office:value="13" calcext:value-type="float">
            <text:p>13</text:p>
          </table:table-cell>
          <table:table-cell table:formula="of:=SUM([.H7:.H15])" office:value-type="float" office:value="13" calcext:value-type="float">
            <text:p>13</text:p>
          </table:table-cell>
          <table:table-cell table:formula="of:=SUM([.I7:.I15])" office:value-type="float" office:value="13" calcext:value-type="float">
            <text:p>13</text:p>
          </table:table-cell>
          <table:table-cell table:formula="of:=SUM([.J7:.J15])" office:value-type="float" office:value="37" calcext:value-type="float">
            <text:p>37</text:p>
          </table:table-cell>
          <table:table-cell table:formula="of:=SUM([.K7:.K15])" office:value-type="float" office:value="30" calcext:value-type="float">
            <text:p>30</text:p>
          </table:table-cell>
          <table:table-cell table:formula="of:=SUM([.L7:.L15])" office:value-type="float" office:value="30" calcext:value-type="float">
            <text:p>30</text:p>
          </table:table-cell>
          <table:table-cell table:formula="of:=SUM([.M7:.M15])" office:value-type="float" office:value="24" calcext:value-type="float">
            <text:p>24</text:p>
          </table:table-cell>
          <table:table-cell table:formula="of:=SUM([.N7:.N15])" office:value-type="float" office:value="12" calcext:value-type="float">
            <text:p>12</text:p>
          </table:table-cell>
          <table:table-cell table:formula="of:=SUM([.O7:.O15])" office:value-type="float" office:value="8" calcext:value-type="float">
            <text:p>8</text:p>
          </table:table-cell>
          <table:table-cell table:formula="of:=SUM([.P7:.P15])" office:value-type="float" office:value="8" calcext:value-type="float">
            <text:p>8</text:p>
          </table:table-cell>
          <table:table-cell table:formula="of:=SUM([.Q7:.Q15])" office:value-type="float" office:value="8" calcext:value-type="float">
            <text:p>8</text:p>
          </table:table-cell>
          <table:table-cell table:formula="of:=SUM([.R7:.R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MachineSchdule.B7:Project3MachineSchdule.R15">
            <calcext:condition calcext:apply-style-name="Good" calcext:value="formula-is(IF(AND([.B$6] - 1 &gt;= [.$T7];[.B$6] - 1 &lt; [.$T7] + [.$U7]); [.$W7]; 0))" calcext:base-cell-address="Project3MachineSchdule.B7"/>
          </calcext:conditional-format>
        </calcext:conditional-formats>
      </table:table>
      <table:table table:name="Project3BudgetSchedule" table:style-name="ta1">
        <table:shapes>
          <draw:frame draw:z-index="0" draw:style-name="gr4" draw:text-style-name="P3" svg:width="453.51pt" svg:height="255.09pt" svg:x="552.98pt" svg:y="34.44pt">
            <draw:object draw:notify-on-update-of-ranges="Project3BudgetSchedule.B6:Project3BudgetSchedule.R6 Project3BudgetSchedule.B17:Project3BudgetSchedule.R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5"/>
        <table:table-column table:style-name="co11" table:number-columns-repeated="19" table:default-cell-style-name="ce5"/>
        <table:table-column table:style-name="co12" table:default-cell-style-name="ce5"/>
        <table:table-column table:style-name="co11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6" office:value-type="string" calcext:value-type="string" table:number-columns-spanned="17" table:number-rows-spanned="3">
            <text:p>Budget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30" table:formula="of:=IF(AND([.B$6] - 1 &gt;= [.$T7];[.B$6] - 1 &lt; [.$T7] + [.$U7]); [.$W7]/[.$U7]; 0)" office:value-type="float" office:value="2" calcext:value-type="float">
            <text:p>2</text:p>
          </table:table-cell>
          <table:table-cell table:style-name="ce30" table:formula="of:=IF(AND([.C$6] - 1 &gt;= [.$T7];[.C$6] - 1 &lt; [.$T7] + [.$U7]); [.$W7]/[.$U7]; 0)" office:value-type="float" office:value="2" calcext:value-type="float">
            <text:p>2</text:p>
          </table:table-cell>
          <table:table-cell table:style-name="ce30" table:formula="of:=IF(AND([.D$6] - 1 &gt;= [.$T7];[.D$6] - 1 &lt; [.$T7] + [.$U7]); [.$W7]/[.$U7]; 0)" office:value-type="float" office:value="2" calcext:value-type="float">
            <text:p>2</text:p>
          </table:table-cell>
          <table:table-cell table:style-name="ce30" table:formula="of:=IF(AND([.E$6] - 1 &gt;= [.$T7];[.E$6] - 1 &lt; [.$T7] + [.$U7]); [.$W7]/[.$U7]; 0)" office:value-type="float" office:value="0" calcext:value-type="float">
            <text:p>0</text:p>
          </table:table-cell>
          <table:table-cell table:style-name="ce30" table:formula="of:=IF(AND([.F$6] - 1 &gt;= [.$T7];[.F$6] - 1 &lt; [.$T7] + [.$U7]); [.$W7]/[.$U7]; 0)" office:value-type="float" office:value="0" calcext:value-type="float">
            <text:p>0</text:p>
          </table:table-cell>
          <table:table-cell table:style-name="ce30" table:formula="of:=IF(AND([.G$6] - 1 &gt;= [.$T7];[.G$6] - 1 &lt; [.$T7] + [.$U7]); [.$W7]/[.$U7]; 0)" office:value-type="float" office:value="0" calcext:value-type="float">
            <text:p>0</text:p>
          </table:table-cell>
          <table:table-cell table:style-name="ce30" table:formula="of:=IF(AND([.H$6] - 1 &gt;= [.$T7];[.H$6] - 1 &lt; [.$T7] + [.$U7]); [.$W7]/[.$U7]; 0)" office:value-type="float" office:value="0" calcext:value-type="float">
            <text:p>0</text:p>
          </table:table-cell>
          <table:table-cell table:style-name="ce30" table:formula="of:=IF(AND([.I$6] - 1 &gt;= [.$T7];[.I$6] - 1 &lt; [.$T7] + [.$U7]); [.$W7]/[.$U7]; 0)" office:value-type="float" office:value="0" calcext:value-type="float">
            <text:p>0</text:p>
          </table:table-cell>
          <table:table-cell table:style-name="ce30" table:formula="of:=IF(AND([.J$6] - 1 &gt;= [.$T7];[.J$6] - 1 &lt; [.$T7] + [.$U7]); [.$W7]/[.$U7]; 0)" office:value-type="float" office:value="0" calcext:value-type="float">
            <text:p>0</text:p>
          </table:table-cell>
          <table:table-cell table:style-name="ce30" table:formula="of:=IF(AND([.K$6] - 1 &gt;= [.$T7];[.K$6] - 1 &lt; [.$T7] + [.$U7]); [.$W7]/[.$U7]; 0)" office:value-type="float" office:value="0" calcext:value-type="float">
            <text:p>0</text:p>
          </table:table-cell>
          <table:table-cell table:style-name="ce30" table:formula="of:=IF(AND([.L$6] - 1 &gt;= [.$T7];[.L$6] - 1 &lt; [.$T7] + [.$U7]); [.$W7]/[.$U7]; 0)" office:value-type="float" office:value="0" calcext:value-type="float">
            <text:p>0</text:p>
          </table:table-cell>
          <table:table-cell table:style-name="ce30" table:formula="of:=IF(AND([.M$6] - 1 &gt;= [.$T7];[.M$6] - 1 &lt; [.$T7] + [.$U7]); [.$W7]/[.$U7]; 0)" office:value-type="float" office:value="0" calcext:value-type="float">
            <text:p>0</text:p>
          </table:table-cell>
          <table:table-cell table:style-name="ce30" table:formula="of:=IF(AND([.N$6] - 1 &gt;= [.$T7];[.N$6] - 1 &lt; [.$T7] + [.$U7]); [.$W7]/[.$U7]; 0)" office:value-type="float" office:value="0" calcext:value-type="float">
            <text:p>0</text:p>
          </table:table-cell>
          <table:table-cell table:style-name="ce30" table:formula="of:=IF(AND([.O$6] - 1 &gt;= [.$T7];[.O$6] - 1 &lt; [.$T7] + [.$U7]); [.$W7]/[.$U7]; 0)" office:value-type="float" office:value="0" calcext:value-type="float">
            <text:p>0</text:p>
          </table:table-cell>
          <table:table-cell table:style-name="ce30" table:formula="of:=IF(AND([.P$6] - 1 &gt;= [.$T7];[.P$6] - 1 &lt; [.$T7] + [.$U7]); [.$W7]/[.$U7]; 0)" office:value-type="float" office:value="0" calcext:value-type="float">
            <text:p>0</text:p>
          </table:table-cell>
          <table:table-cell table:style-name="ce30" table:formula="of:=IF(AND([.Q$6] - 1 &gt;= [.$T7];[.Q$6] - 1 &lt; [.$T7] + [.$U7]); [.$W7]/[.$U7]; 0)" office:value-type="float" office:value="0" calcext:value-type="float">
            <text:p>0</text:p>
          </table:table-cell>
          <table:table-cell table:style-name="ce30" table:formula="of:=IF(AND([.R$6] - 1 &gt;= [.$T7];[.R$6] - 1 &lt; [.$T7] + [.$U7]); [.$W7]/[.$U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LabourSchedule.T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30" table:formula="of:=IF(AND([.B$6] - 1 &gt;= [.$T8];[.B$6] - 1 &lt; [.$T8] + [.$U8]); [.$W8]/[.$U8]; 0)" office:value-type="float" office:value="0" calcext:value-type="float">
            <text:p>0</text:p>
          </table:table-cell>
          <table:table-cell table:style-name="ce30" table:formula="of:=IF(AND([.C$6] - 1 &gt;= [.$T8];[.C$6] - 1 &lt; [.$T8] + [.$U8]); [.$W8]/[.$U8]; 0)" office:value-type="float" office:value="0" calcext:value-type="float">
            <text:p>0</text:p>
          </table:table-cell>
          <table:table-cell table:style-name="ce30" table:formula="of:=IF(AND([.D$6] - 1 &gt;= [.$T8];[.D$6] - 1 &lt; [.$T8] + [.$U8]); [.$W8]/[.$U8]; 0)" office:value-type="float" office:value="0" calcext:value-type="float">
            <text:p>0</text:p>
          </table:table-cell>
          <table:table-cell table:style-name="ce30" table:formula="of:=IF(AND([.E$6] - 1 &gt;= [.$T8];[.E$6] - 1 &lt; [.$T8] + [.$U8]); [.$W8]/[.$U8]; 0)" office:value-type="float" office:value="1.2" calcext:value-type="float">
            <text:p>1.2</text:p>
          </table:table-cell>
          <table:table-cell table:style-name="ce30" table:formula="of:=IF(AND([.F$6] - 1 &gt;= [.$T8];[.F$6] - 1 &lt; [.$T8] + [.$U8]); [.$W8]/[.$U8]; 0)" office:value-type="float" office:value="1.2" calcext:value-type="float">
            <text:p>1.2</text:p>
          </table:table-cell>
          <table:table-cell table:style-name="ce30" table:formula="of:=IF(AND([.G$6] - 1 &gt;= [.$T8];[.G$6] - 1 &lt; [.$T8] + [.$U8]); [.$W8]/[.$U8]; 0)" office:value-type="float" office:value="1.2" calcext:value-type="float">
            <text:p>1.2</text:p>
          </table:table-cell>
          <table:table-cell table:style-name="ce30" table:formula="of:=IF(AND([.H$6] - 1 &gt;= [.$T8];[.H$6] - 1 &lt; [.$T8] + [.$U8]); [.$W8]/[.$U8]; 0)" office:value-type="float" office:value="1.2" calcext:value-type="float">
            <text:p>1.2</text:p>
          </table:table-cell>
          <table:table-cell table:style-name="ce30" table:formula="of:=IF(AND([.I$6] - 1 &gt;= [.$T8];[.I$6] - 1 &lt; [.$T8] + [.$U8]); [.$W8]/[.$U8]; 0)" office:value-type="float" office:value="1.2" calcext:value-type="float">
            <text:p>1.2</text:p>
          </table:table-cell>
          <table:table-cell table:style-name="ce30" table:formula="of:=IF(AND([.J$6] - 1 &gt;= [.$T8];[.J$6] - 1 &lt; [.$T8] + [.$U8]); [.$W8]/[.$U8]; 0)" office:value-type="float" office:value="0" calcext:value-type="float">
            <text:p>0</text:p>
          </table:table-cell>
          <table:table-cell table:style-name="ce30" table:formula="of:=IF(AND([.K$6] - 1 &gt;= [.$T8];[.K$6] - 1 &lt; [.$T8] + [.$U8]); [.$W8]/[.$U8]; 0)" office:value-type="float" office:value="0" calcext:value-type="float">
            <text:p>0</text:p>
          </table:table-cell>
          <table:table-cell table:style-name="ce30" table:formula="of:=IF(AND([.L$6] - 1 &gt;= [.$T8];[.L$6] - 1 &lt; [.$T8] + [.$U8]); [.$W8]/[.$U8]; 0)" office:value-type="float" office:value="0" calcext:value-type="float">
            <text:p>0</text:p>
          </table:table-cell>
          <table:table-cell table:style-name="ce30" table:formula="of:=IF(AND([.M$6] - 1 &gt;= [.$T8];[.M$6] - 1 &lt; [.$T8] + [.$U8]); [.$W8]/[.$U8]; 0)" office:value-type="float" office:value="0" calcext:value-type="float">
            <text:p>0</text:p>
          </table:table-cell>
          <table:table-cell table:style-name="ce30" table:formula="of:=IF(AND([.N$6] - 1 &gt;= [.$T8];[.N$6] - 1 &lt; [.$T8] + [.$U8]); [.$W8]/[.$U8]; 0)" office:value-type="float" office:value="0" calcext:value-type="float">
            <text:p>0</text:p>
          </table:table-cell>
          <table:table-cell table:style-name="ce30" table:formula="of:=IF(AND([.O$6] - 1 &gt;= [.$T8];[.O$6] - 1 &lt; [.$T8] + [.$U8]); [.$W8]/[.$U8]; 0)" office:value-type="float" office:value="0" calcext:value-type="float">
            <text:p>0</text:p>
          </table:table-cell>
          <table:table-cell table:style-name="ce30" table:formula="of:=IF(AND([.P$6] - 1 &gt;= [.$T8];[.P$6] - 1 &lt; [.$T8] + [.$U8]); [.$W8]/[.$U8]; 0)" office:value-type="float" office:value="0" calcext:value-type="float">
            <text:p>0</text:p>
          </table:table-cell>
          <table:table-cell table:style-name="ce30" table:formula="of:=IF(AND([.Q$6] - 1 &gt;= [.$T8];[.Q$6] - 1 &lt; [.$T8] + [.$U8]); [.$W8]/[.$U8]; 0)" office:value-type="float" office:value="0" calcext:value-type="float">
            <text:p>0</text:p>
          </table:table-cell>
          <table:table-cell table:style-name="ce30" table:formula="of:=IF(AND([.R$6] - 1 &gt;= [.$T8];[.R$6] - 1 &lt; [.$T8] + [.$U8]); [.$W8]/[.$U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LabourSchedule.T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30" table:formula="of:=IF(AND([.B$6] - 1 &gt;= [.$T9];[.B$6] - 1 &lt; [.$T9] + [.$U9]); [.$W9]/[.$U9]; 0)" office:value-type="float" office:value="0" calcext:value-type="float">
            <text:p>0</text:p>
          </table:table-cell>
          <table:table-cell table:style-name="ce30" table:formula="of:=IF(AND([.C$6] - 1 &gt;= [.$T9];[.C$6] - 1 &lt; [.$T9] + [.$U9]); [.$W9]/[.$U9]; 0)" office:value-type="float" office:value="0" calcext:value-type="float">
            <text:p>0</text:p>
          </table:table-cell>
          <table:table-cell table:style-name="ce30" table:formula="of:=IF(AND([.D$6] - 1 &gt;= [.$T9];[.D$6] - 1 &lt; [.$T9] + [.$U9]); [.$W9]/[.$U9]; 0)" office:value-type="float" office:value="0" calcext:value-type="float">
            <text:p>0</text:p>
          </table:table-cell>
          <table:table-cell table:style-name="ce30" table:formula="of:=IF(AND([.E$6] - 1 &gt;= [.$T9];[.E$6] - 1 &lt; [.$T9] + [.$U9]); [.$W9]/[.$U9]; 0)" office:value-type="float" office:value="0" calcext:value-type="float">
            <text:p>0</text:p>
          </table:table-cell>
          <table:table-cell table:style-name="ce30" table:formula="of:=IF(AND([.F$6] - 1 &gt;= [.$T9];[.F$6] - 1 &lt; [.$T9] + [.$U9]); [.$W9]/[.$U9]; 0)" office:value-type="float" office:value="0" calcext:value-type="float">
            <text:p>0</text:p>
          </table:table-cell>
          <table:table-cell table:style-name="ce30" table:formula="of:=IF(AND([.G$6] - 1 &gt;= [.$T9];[.G$6] - 1 &lt; [.$T9] + [.$U9]); [.$W9]/[.$U9]; 0)" office:value-type="float" office:value="0" calcext:value-type="float">
            <text:p>0</text:p>
          </table:table-cell>
          <table:table-cell table:style-name="ce30" table:formula="of:=IF(AND([.H$6] - 1 &gt;= [.$T9];[.H$6] - 1 &lt; [.$T9] + [.$U9]); [.$W9]/[.$U9]; 0)" office:value-type="float" office:value="0" calcext:value-type="float">
            <text:p>0</text:p>
          </table:table-cell>
          <table:table-cell table:style-name="ce30" table:formula="of:=IF(AND([.I$6] - 1 &gt;= [.$T9];[.I$6] - 1 &lt; [.$T9] + [.$U9]); [.$W9]/[.$U9]; 0)" office:value-type="float" office:value="0" calcext:value-type="float">
            <text:p>0</text:p>
          </table:table-cell>
          <table:table-cell table:style-name="ce30" table:formula="of:=IF(AND([.J$6] - 1 &gt;= [.$T9];[.J$6] - 1 &lt; [.$T9] + [.$U9]); [.$W9]/[.$U9]; 0)" office:value-type="float" office:value="1" calcext:value-type="float">
            <text:p>1</text:p>
          </table:table-cell>
          <table:table-cell table:style-name="ce30" table:formula="of:=IF(AND([.K$6] - 1 &gt;= [.$T9];[.K$6] - 1 &lt; [.$T9] + [.$U9]); [.$W9]/[.$U9]; 0)" office:value-type="float" office:value="1" calcext:value-type="float">
            <text:p>1</text:p>
          </table:table-cell>
          <table:table-cell table:style-name="ce30" table:formula="of:=IF(AND([.L$6] - 1 &gt;= [.$T9];[.L$6] - 1 &lt; [.$T9] + [.$U9]); [.$W9]/[.$U9]; 0)" office:value-type="float" office:value="1" calcext:value-type="float">
            <text:p>1</text:p>
          </table:table-cell>
          <table:table-cell table:style-name="ce30" table:formula="of:=IF(AND([.M$6] - 1 &gt;= [.$T9];[.M$6] - 1 &lt; [.$T9] + [.$U9]); [.$W9]/[.$U9]; 0)" office:value-type="float" office:value="1" calcext:value-type="float">
            <text:p>1</text:p>
          </table:table-cell>
          <table:table-cell table:style-name="ce30" table:formula="of:=IF(AND([.N$6] - 1 &gt;= [.$T9];[.N$6] - 1 &lt; [.$T9] + [.$U9]); [.$W9]/[.$U9]; 0)" office:value-type="float" office:value="1" calcext:value-type="float">
            <text:p>1</text:p>
          </table:table-cell>
          <table:table-cell table:style-name="ce30" table:formula="of:=IF(AND([.O$6] - 1 &gt;= [.$T9];[.O$6] - 1 &lt; [.$T9] + [.$U9]); [.$W9]/[.$U9]; 0)" office:value-type="float" office:value="1" calcext:value-type="float">
            <text:p>1</text:p>
          </table:table-cell>
          <table:table-cell table:style-name="ce30" table:formula="of:=IF(AND([.P$6] - 1 &gt;= [.$T9];[.P$6] - 1 &lt; [.$T9] + [.$U9]); [.$W9]/[.$U9]; 0)" office:value-type="float" office:value="1" calcext:value-type="float">
            <text:p>1</text:p>
          </table:table-cell>
          <table:table-cell table:style-name="ce30" table:formula="of:=IF(AND([.Q$6] - 1 &gt;= [.$T9];[.Q$6] - 1 &lt; [.$T9] + [.$U9]); [.$W9]/[.$U9]; 0)" office:value-type="float" office:value="1" calcext:value-type="float">
            <text:p>1</text:p>
          </table:table-cell>
          <table:table-cell table:style-name="ce30" table:formula="of:=IF(AND([.R$6] - 1 &gt;= [.$T9];[.R$6] - 1 &lt; [.$T9] + [.$U9]); [.$W9]/[.$U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LabourSchedule.T9]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30" table:formula="of:=IF(AND([.B$6] - 1 &gt;= [.$T10];[.B$6] - 1 &lt; [.$T10] + [.$U10]); [.$W10]/[.$U10]; 0)" office:value-type="float" office:value="0" calcext:value-type="float">
            <text:p>0</text:p>
          </table:table-cell>
          <table:table-cell table:style-name="ce30" table:formula="of:=IF(AND([.C$6] - 1 &gt;= [.$T10];[.C$6] - 1 &lt; [.$T10] + [.$U10]); [.$W10]/[.$U10]; 0)" office:value-type="float" office:value="0" calcext:value-type="float">
            <text:p>0</text:p>
          </table:table-cell>
          <table:table-cell table:style-name="ce30" table:formula="of:=IF(AND([.D$6] - 1 &gt;= [.$T10];[.D$6] - 1 &lt; [.$T10] + [.$U10]); [.$W10]/[.$U10]; 0)" office:value-type="float" office:value="0" calcext:value-type="float">
            <text:p>0</text:p>
          </table:table-cell>
          <table:table-cell table:style-name="ce30" table:formula="of:=IF(AND([.E$6] - 1 &gt;= [.$T10];[.E$6] - 1 &lt; [.$T10] + [.$U10]); [.$W10]/[.$U10]; 0)" office:value-type="float" office:value="0" calcext:value-type="float">
            <text:p>0</text:p>
          </table:table-cell>
          <table:table-cell table:style-name="ce30" table:formula="of:=IF(AND([.F$6] - 1 &gt;= [.$T10];[.F$6] - 1 &lt; [.$T10] + [.$U10]); [.$W10]/[.$U10]; 0)" office:value-type="float" office:value="0" calcext:value-type="float">
            <text:p>0</text:p>
          </table:table-cell>
          <table:table-cell table:style-name="ce30" table:formula="of:=IF(AND([.G$6] - 1 &gt;= [.$T10];[.G$6] - 1 &lt; [.$T10] + [.$U10]); [.$W10]/[.$U10]; 0)" office:value-type="float" office:value="0" calcext:value-type="float">
            <text:p>0</text:p>
          </table:table-cell>
          <table:table-cell table:style-name="ce30" table:formula="of:=IF(AND([.H$6] - 1 &gt;= [.$T10];[.H$6] - 1 &lt; [.$T10] + [.$U10]); [.$W10]/[.$U10]; 0)" office:value-type="float" office:value="0" calcext:value-type="float">
            <text:p>0</text:p>
          </table:table-cell>
          <table:table-cell table:style-name="ce30" table:formula="of:=IF(AND([.I$6] - 1 &gt;= [.$T10];[.I$6] - 1 &lt; [.$T10] + [.$U10]); [.$W10]/[.$U10]; 0)" office:value-type="float" office:value="0" calcext:value-type="float">
            <text:p>0</text:p>
          </table:table-cell>
          <table:table-cell table:style-name="ce30" table:formula="of:=IF(AND([.J$6] - 1 &gt;= [.$T10];[.J$6] - 1 &lt; [.$T10] + [.$U10]); [.$W10]/[.$U10]; 0)" office:value-type="float" office:value="0" calcext:value-type="float">
            <text:p>0</text:p>
          </table:table-cell>
          <table:table-cell table:style-name="ce30" table:formula="of:=IF(AND([.K$6] - 1 &gt;= [.$T10];[.K$6] - 1 &lt; [.$T10] + [.$U10]); [.$W10]/[.$U10]; 0)" office:value-type="float" office:value="0" calcext:value-type="float">
            <text:p>0</text:p>
          </table:table-cell>
          <table:table-cell table:style-name="ce30" table:formula="of:=IF(AND([.L$6] - 1 &gt;= [.$T10];[.L$6] - 1 &lt; [.$T10] + [.$U10]); [.$W10]/[.$U10]; 0)" office:value-type="float" office:value="0" calcext:value-type="float">
            <text:p>0</text:p>
          </table:table-cell>
          <table:table-cell table:style-name="ce30" table:formula="of:=IF(AND([.M$6] - 1 &gt;= [.$T10];[.M$6] - 1 &lt; [.$T10] + [.$U10]); [.$W10]/[.$U10]; 0)" office:value-type="float" office:value="0" calcext:value-type="float">
            <text:p>0</text:p>
          </table:table-cell>
          <table:table-cell table:style-name="ce30" table:formula="of:=IF(AND([.N$6] - 1 &gt;= [.$T10];[.N$6] - 1 &lt; [.$T10] + [.$U10]); [.$W10]/[.$U10]; 0)" office:value-type="float" office:value="0" calcext:value-type="float">
            <text:p>0</text:p>
          </table:table-cell>
          <table:table-cell table:style-name="ce30" table:formula="of:=IF(AND([.O$6] - 1 &gt;= [.$T10];[.O$6] - 1 &lt; [.$T10] + [.$U10]); [.$W10]/[.$U10]; 0)" office:value-type="float" office:value="0" calcext:value-type="float">
            <text:p>0</text:p>
          </table:table-cell>
          <table:table-cell table:style-name="ce30" table:formula="of:=IF(AND([.P$6] - 1 &gt;= [.$T10];[.P$6] - 1 &lt; [.$T10] + [.$U10]); [.$W10]/[.$U10]; 0)" office:value-type="float" office:value="0" calcext:value-type="float">
            <text:p>0</text:p>
          </table:table-cell>
          <table:table-cell table:style-name="ce30" table:formula="of:=IF(AND([.Q$6] - 1 &gt;= [.$T10];[.Q$6] - 1 &lt; [.$T10] + [.$U10]); [.$W10]/[.$U10]; 0)" office:value-type="float" office:value="0" calcext:value-type="float">
            <text:p>0</text:p>
          </table:table-cell>
          <table:table-cell table:style-name="ce30" table:formula="of:=IF(AND([.R$6] - 1 &gt;= [.$T10];[.R$6] - 1 &lt; [.$T10] + [.$U10]); [.$W10]/[.$U10]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Project3LabourSchedule.T1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30" table:formula="of:=IF(AND([.B$6] - 1 &gt;= [.$T11];[.B$6] - 1 &lt; [.$T11] + [.$U11]); [.$W11]/[.$U11]; 0)" office:value-type="float" office:value="0" calcext:value-type="float">
            <text:p>0</text:p>
          </table:table-cell>
          <table:table-cell table:style-name="ce30" table:formula="of:=IF(AND([.C$6] - 1 &gt;= [.$T11];[.C$6] - 1 &lt; [.$T11] + [.$U11]); [.$W11]/[.$U11]; 0)" office:value-type="float" office:value="0" calcext:value-type="float">
            <text:p>0</text:p>
          </table:table-cell>
          <table:table-cell table:style-name="ce30" table:formula="of:=IF(AND([.D$6] - 1 &gt;= [.$T11];[.D$6] - 1 &lt; [.$T11] + [.$U11]); [.$W11]/[.$U11]; 0)" office:value-type="float" office:value="0" calcext:value-type="float">
            <text:p>0</text:p>
          </table:table-cell>
          <table:table-cell table:style-name="ce30" table:formula="of:=IF(AND([.E$6] - 1 &gt;= [.$T11];[.E$6] - 1 &lt; [.$T11] + [.$U11]); [.$W11]/[.$U11]; 0)" office:value-type="float" office:value="0" calcext:value-type="float">
            <text:p>0</text:p>
          </table:table-cell>
          <table:table-cell table:style-name="ce30" table:formula="of:=IF(AND([.F$6] - 1 &gt;= [.$T11];[.F$6] - 1 &lt; [.$T11] + [.$U11]); [.$W11]/[.$U11]; 0)" office:value-type="float" office:value="0" calcext:value-type="float">
            <text:p>0</text:p>
          </table:table-cell>
          <table:table-cell table:style-name="ce30" table:formula="of:=IF(AND([.G$6] - 1 &gt;= [.$T11];[.G$6] - 1 &lt; [.$T11] + [.$U11]); [.$W11]/[.$U11]; 0)" office:value-type="float" office:value="0" calcext:value-type="float">
            <text:p>0</text:p>
          </table:table-cell>
          <table:table-cell table:style-name="ce30" table:formula="of:=IF(AND([.H$6] - 1 &gt;= [.$T11];[.H$6] - 1 &lt; [.$T11] + [.$U11]); [.$W11]/[.$U11]; 0)" office:value-type="float" office:value="0" calcext:value-type="float">
            <text:p>0</text:p>
          </table:table-cell>
          <table:table-cell table:style-name="ce30" table:formula="of:=IF(AND([.I$6] - 1 &gt;= [.$T11];[.I$6] - 1 &lt; [.$T11] + [.$U11]); [.$W11]/[.$U11]; 0)" office:value-type="float" office:value="0" calcext:value-type="float">
            <text:p>0</text:p>
          </table:table-cell>
          <table:table-cell table:style-name="ce30" table:formula="of:=IF(AND([.J$6] - 1 &gt;= [.$T11];[.J$6] - 1 &lt; [.$T11] + [.$U11]); [.$W11]/[.$U11]; 0)" office:value-type="float" office:value="3.33333333333333" calcext:value-type="float">
            <text:p>3.33333333333333</text:p>
          </table:table-cell>
          <table:table-cell table:style-name="ce30" table:formula="of:=IF(AND([.K$6] - 1 &gt;= [.$T11];[.K$6] - 1 &lt; [.$T11] + [.$U11]); [.$W11]/[.$U11]; 0)" office:value-type="float" office:value="3.33333333333333" calcext:value-type="float">
            <text:p>3.33333333333333</text:p>
          </table:table-cell>
          <table:table-cell table:style-name="ce30" table:formula="of:=IF(AND([.L$6] - 1 &gt;= [.$T11];[.L$6] - 1 &lt; [.$T11] + [.$U11]); [.$W11]/[.$U11]; 0)" office:value-type="float" office:value="3.33333333333333" calcext:value-type="float">
            <text:p>3.33333333333333</text:p>
          </table:table-cell>
          <table:table-cell table:style-name="ce30" table:formula="of:=IF(AND([.M$6] - 1 &gt;= [.$T11];[.M$6] - 1 &lt; [.$T11] + [.$U11]); [.$W11]/[.$U11]; 0)" office:value-type="float" office:value="0" calcext:value-type="float">
            <text:p>0</text:p>
          </table:table-cell>
          <table:table-cell table:style-name="ce30" table:formula="of:=IF(AND([.N$6] - 1 &gt;= [.$T11];[.N$6] - 1 &lt; [.$T11] + [.$U11]); [.$W11]/[.$U11]; 0)" office:value-type="float" office:value="0" calcext:value-type="float">
            <text:p>0</text:p>
          </table:table-cell>
          <table:table-cell table:style-name="ce30" table:formula="of:=IF(AND([.O$6] - 1 &gt;= [.$T11];[.O$6] - 1 &lt; [.$T11] + [.$U11]); [.$W11]/[.$U11]; 0)" office:value-type="float" office:value="0" calcext:value-type="float">
            <text:p>0</text:p>
          </table:table-cell>
          <table:table-cell table:style-name="ce30" table:formula="of:=IF(AND([.P$6] - 1 &gt;= [.$T11];[.P$6] - 1 &lt; [.$T11] + [.$U11]); [.$W11]/[.$U11]; 0)" office:value-type="float" office:value="0" calcext:value-type="float">
            <text:p>0</text:p>
          </table:table-cell>
          <table:table-cell table:style-name="ce30" table:formula="of:=IF(AND([.Q$6] - 1 &gt;= [.$T11];[.Q$6] - 1 &lt; [.$T11] + [.$U11]); [.$W11]/[.$U11]; 0)" office:value-type="float" office:value="0" calcext:value-type="float">
            <text:p>0</text:p>
          </table:table-cell>
          <table:table-cell table:style-name="ce30" table:formula="of:=IF(AND([.R$6] - 1 &gt;= [.$T11];[.R$6] - 1 &lt; [.$T11] + [.$U11]); [.$W11]/[.$U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LabourSchedule.T11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30" table:formula="of:=IF(AND([.B$6] - 1 &gt;= [.$T12];[.B$6] - 1 &lt; [.$T12] + [.$U12]); [.$W12]/[.$U12]; 0)" office:value-type="float" office:value="0" calcext:value-type="float">
            <text:p>0</text:p>
          </table:table-cell>
          <table:table-cell table:style-name="ce30" table:formula="of:=IF(AND([.C$6] - 1 &gt;= [.$T12];[.C$6] - 1 &lt; [.$T12] + [.$U12]); [.$W12]/[.$U12]; 0)" office:value-type="float" office:value="0" calcext:value-type="float">
            <text:p>0</text:p>
          </table:table-cell>
          <table:table-cell table:style-name="ce30" table:formula="of:=IF(AND([.D$6] - 1 &gt;= [.$T12];[.D$6] - 1 &lt; [.$T12] + [.$U12]); [.$W12]/[.$U12]; 0)" office:value-type="float" office:value="0" calcext:value-type="float">
            <text:p>0</text:p>
          </table:table-cell>
          <table:table-cell table:style-name="ce30" table:formula="of:=IF(AND([.E$6] - 1 &gt;= [.$T12];[.E$6] - 1 &lt; [.$T12] + [.$U12]); [.$W12]/[.$U12]; 0)" office:value-type="float" office:value="0" calcext:value-type="float">
            <text:p>0</text:p>
          </table:table-cell>
          <table:table-cell table:style-name="ce30" table:formula="of:=IF(AND([.F$6] - 1 &gt;= [.$T12];[.F$6] - 1 &lt; [.$T12] + [.$U12]); [.$W12]/[.$U12]; 0)" office:value-type="float" office:value="0" calcext:value-type="float">
            <text:p>0</text:p>
          </table:table-cell>
          <table:table-cell table:style-name="ce30" table:formula="of:=IF(AND([.G$6] - 1 &gt;= [.$T12];[.G$6] - 1 &lt; [.$T12] + [.$U12]); [.$W12]/[.$U12]; 0)" office:value-type="float" office:value="0" calcext:value-type="float">
            <text:p>0</text:p>
          </table:table-cell>
          <table:table-cell table:style-name="ce30" table:formula="of:=IF(AND([.H$6] - 1 &gt;= [.$T12];[.H$6] - 1 &lt; [.$T12] + [.$U12]); [.$W12]/[.$U12]; 0)" office:value-type="float" office:value="0" calcext:value-type="float">
            <text:p>0</text:p>
          </table:table-cell>
          <table:table-cell table:style-name="ce30" table:formula="of:=IF(AND([.I$6] - 1 &gt;= [.$T12];[.I$6] - 1 &lt; [.$T12] + [.$U12]); [.$W12]/[.$U12]; 0)" office:value-type="float" office:value="0" calcext:value-type="float">
            <text:p>0</text:p>
          </table:table-cell>
          <table:table-cell table:style-name="ce30" table:formula="of:=IF(AND([.J$6] - 1 &gt;= [.$T12];[.J$6] - 1 &lt; [.$T12] + [.$U12]); [.$W12]/[.$U12]; 0)" office:value-type="float" office:value="0" calcext:value-type="float">
            <text:p>0</text:p>
          </table:table-cell>
          <table:table-cell table:style-name="ce30" table:formula="of:=IF(AND([.K$6] - 1 &gt;= [.$T12];[.K$6] - 1 &lt; [.$T12] + [.$U12]); [.$W12]/[.$U12]; 0)" office:value-type="float" office:value="0" calcext:value-type="float">
            <text:p>0</text:p>
          </table:table-cell>
          <table:table-cell table:style-name="ce30" table:formula="of:=IF(AND([.L$6] - 1 &gt;= [.$T12];[.L$6] - 1 &lt; [.$T12] + [.$U12]); [.$W12]/[.$U12]; 0)" office:value-type="float" office:value="0" calcext:value-type="float">
            <text:p>0</text:p>
          </table:table-cell>
          <table:table-cell table:style-name="ce30" table:formula="of:=IF(AND([.M$6] - 1 &gt;= [.$T12];[.M$6] - 1 &lt; [.$T12] + [.$U12]); [.$W12]/[.$U12]; 0)" office:value-type="float" office:value="2" calcext:value-type="float">
            <text:p>2</text:p>
          </table:table-cell>
          <table:table-cell table:style-name="ce30" table:formula="of:=IF(AND([.N$6] - 1 &gt;= [.$T12];[.N$6] - 1 &lt; [.$T12] + [.$U12]); [.$W12]/[.$U12]; 0)" office:value-type="float" office:value="2" calcext:value-type="float">
            <text:p>2</text:p>
          </table:table-cell>
          <table:table-cell table:style-name="ce30" table:formula="of:=IF(AND([.O$6] - 1 &gt;= [.$T12];[.O$6] - 1 &lt; [.$T12] + [.$U12]); [.$W12]/[.$U12]; 0)" office:value-type="float" office:value="0" calcext:value-type="float">
            <text:p>0</text:p>
          </table:table-cell>
          <table:table-cell table:style-name="ce30" table:formula="of:=IF(AND([.P$6] - 1 &gt;= [.$T12];[.P$6] - 1 &lt; [.$T12] + [.$U12]); [.$W12]/[.$U12]; 0)" office:value-type="float" office:value="0" calcext:value-type="float">
            <text:p>0</text:p>
          </table:table-cell>
          <table:table-cell table:style-name="ce30" table:formula="of:=IF(AND([.Q$6] - 1 &gt;= [.$T12];[.Q$6] - 1 &lt; [.$T12] + [.$U12]); [.$W12]/[.$U12]; 0)" office:value-type="float" office:value="0" calcext:value-type="float">
            <text:p>0</text:p>
          </table:table-cell>
          <table:table-cell table:style-name="ce30" table:formula="of:=IF(AND([.R$6] - 1 &gt;= [.$T12];[.R$6] - 1 &lt; [.$T12] + [.$U12]); [.$W12]/[.$U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LabourSchedule.T1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30" table:formula="of:=IF(AND([.B$6] - 1 &gt;= [.$T13];[.B$6] - 1 &lt; [.$T13] + [.$U13]); [.$W13]/[.$U13]; 0)" office:value-type="float" office:value="0" calcext:value-type="float">
            <text:p>0</text:p>
          </table:table-cell>
          <table:table-cell table:style-name="ce30" table:formula="of:=IF(AND([.C$6] - 1 &gt;= [.$T13];[.C$6] - 1 &lt; [.$T13] + [.$U13]); [.$W13]/[.$U13]; 0)" office:value-type="float" office:value="0" calcext:value-type="float">
            <text:p>0</text:p>
          </table:table-cell>
          <table:table-cell table:style-name="ce30" table:formula="of:=IF(AND([.D$6] - 1 &gt;= [.$T13];[.D$6] - 1 &lt; [.$T13] + [.$U13]); [.$W13]/[.$U13]; 0)" office:value-type="float" office:value="0" calcext:value-type="float">
            <text:p>0</text:p>
          </table:table-cell>
          <table:table-cell table:style-name="ce30" table:formula="of:=IF(AND([.E$6] - 1 &gt;= [.$T13];[.E$6] - 1 &lt; [.$T13] + [.$U13]); [.$W13]/[.$U13]; 0)" office:value-type="float" office:value="0" calcext:value-type="float">
            <text:p>0</text:p>
          </table:table-cell>
          <table:table-cell table:style-name="ce30" table:formula="of:=IF(AND([.F$6] - 1 &gt;= [.$T13];[.F$6] - 1 &lt; [.$T13] + [.$U13]); [.$W13]/[.$U13]; 0)" office:value-type="float" office:value="0" calcext:value-type="float">
            <text:p>0</text:p>
          </table:table-cell>
          <table:table-cell table:style-name="ce30" table:formula="of:=IF(AND([.G$6] - 1 &gt;= [.$T13];[.G$6] - 1 &lt; [.$T13] + [.$U13]); [.$W13]/[.$U13]; 0)" office:value-type="float" office:value="0" calcext:value-type="float">
            <text:p>0</text:p>
          </table:table-cell>
          <table:table-cell table:style-name="ce30" table:formula="of:=IF(AND([.H$6] - 1 &gt;= [.$T13];[.H$6] - 1 &lt; [.$T13] + [.$U13]); [.$W13]/[.$U13]; 0)" office:value-type="float" office:value="0" calcext:value-type="float">
            <text:p>0</text:p>
          </table:table-cell>
          <table:table-cell table:style-name="ce30" table:formula="of:=IF(AND([.I$6] - 1 &gt;= [.$T13];[.I$6] - 1 &lt; [.$T13] + [.$U13]); [.$W13]/[.$U13]; 0)" office:value-type="float" office:value="0" calcext:value-type="float">
            <text:p>0</text:p>
          </table:table-cell>
          <table:table-cell table:style-name="ce30" table:formula="of:=IF(AND([.J$6] - 1 &gt;= [.$T13];[.J$6] - 1 &lt; [.$T13] + [.$U13]); [.$W13]/[.$U13]; 0)" office:value-type="float" office:value="3" calcext:value-type="float">
            <text:p>3</text:p>
          </table:table-cell>
          <table:table-cell table:style-name="ce30" table:formula="of:=IF(AND([.K$6] - 1 &gt;= [.$T13];[.K$6] - 1 &lt; [.$T13] + [.$U13]); [.$W13]/[.$U13]; 0)" office:value-type="float" office:value="3" calcext:value-type="float">
            <text:p>3</text:p>
          </table:table-cell>
          <table:table-cell table:style-name="ce30" table:formula="of:=IF(AND([.L$6] - 1 &gt;= [.$T13];[.L$6] - 1 &lt; [.$T13] + [.$U13]); [.$W13]/[.$U13]; 0)" office:value-type="float" office:value="3" calcext:value-type="float">
            <text:p>3</text:p>
          </table:table-cell>
          <table:table-cell table:style-name="ce30" table:formula="of:=IF(AND([.M$6] - 1 &gt;= [.$T13];[.M$6] - 1 &lt; [.$T13] + [.$U13]); [.$W13]/[.$U13]; 0)" office:value-type="float" office:value="3" calcext:value-type="float">
            <text:p>3</text:p>
          </table:table-cell>
          <table:table-cell table:style-name="ce30" table:formula="of:=IF(AND([.N$6] - 1 &gt;= [.$T13];[.N$6] - 1 &lt; [.$T13] + [.$U13]); [.$W13]/[.$U13]; 0)" office:value-type="float" office:value="0" calcext:value-type="float">
            <text:p>0</text:p>
          </table:table-cell>
          <table:table-cell table:style-name="ce30" table:formula="of:=IF(AND([.O$6] - 1 &gt;= [.$T13];[.O$6] - 1 &lt; [.$T13] + [.$U13]); [.$W13]/[.$U13]; 0)" office:value-type="float" office:value="0" calcext:value-type="float">
            <text:p>0</text:p>
          </table:table-cell>
          <table:table-cell table:style-name="ce30" table:formula="of:=IF(AND([.P$6] - 1 &gt;= [.$T13];[.P$6] - 1 &lt; [.$T13] + [.$U13]); [.$W13]/[.$U13]; 0)" office:value-type="float" office:value="0" calcext:value-type="float">
            <text:p>0</text:p>
          </table:table-cell>
          <table:table-cell table:style-name="ce30" table:formula="of:=IF(AND([.Q$6] - 1 &gt;= [.$T13];[.Q$6] - 1 &lt; [.$T13] + [.$U13]); [.$W13]/[.$U13]; 0)" office:value-type="float" office:value="0" calcext:value-type="float">
            <text:p>0</text:p>
          </table:table-cell>
          <table:table-cell table:style-name="ce30" table:formula="of:=IF(AND([.R$6] - 1 &gt;= [.$T13];[.R$6] - 1 &lt; [.$T13] + [.$U13]); [.$W13]/[.$U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LabourSchedule.T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30" table:formula="of:=IF(AND([.B$6] - 1 &gt;= [.$T14];[.B$6] - 1 &lt; [.$T14] + [.$U14]); [.$W14]/[.$U14]; 0)" office:value-type="float" office:value="2" calcext:value-type="float">
            <text:p>2</text:p>
          </table:table-cell>
          <table:table-cell table:style-name="ce30" table:formula="of:=IF(AND([.C$6] - 1 &gt;= [.$T14];[.C$6] - 1 &lt; [.$T14] + [.$U14]); [.$W14]/[.$U14]; 0)" office:value-type="float" office:value="2" calcext:value-type="float">
            <text:p>2</text:p>
          </table:table-cell>
          <table:table-cell table:style-name="ce30" table:formula="of:=IF(AND([.D$6] - 1 &gt;= [.$T14];[.D$6] - 1 &lt; [.$T14] + [.$U14]); [.$W14]/[.$U14]; 0)" office:value-type="float" office:value="0" calcext:value-type="float">
            <text:p>0</text:p>
          </table:table-cell>
          <table:table-cell table:style-name="ce30" table:formula="of:=IF(AND([.E$6] - 1 &gt;= [.$T14];[.E$6] - 1 &lt; [.$T14] + [.$U14]); [.$W14]/[.$U14]; 0)" office:value-type="float" office:value="0" calcext:value-type="float">
            <text:p>0</text:p>
          </table:table-cell>
          <table:table-cell table:style-name="ce30" table:formula="of:=IF(AND([.F$6] - 1 &gt;= [.$T14];[.F$6] - 1 &lt; [.$T14] + [.$U14]); [.$W14]/[.$U14]; 0)" office:value-type="float" office:value="0" calcext:value-type="float">
            <text:p>0</text:p>
          </table:table-cell>
          <table:table-cell table:style-name="ce30" table:formula="of:=IF(AND([.G$6] - 1 &gt;= [.$T14];[.G$6] - 1 &lt; [.$T14] + [.$U14]); [.$W14]/[.$U14]; 0)" office:value-type="float" office:value="0" calcext:value-type="float">
            <text:p>0</text:p>
          </table:table-cell>
          <table:table-cell table:style-name="ce30" table:formula="of:=IF(AND([.H$6] - 1 &gt;= [.$T14];[.H$6] - 1 &lt; [.$T14] + [.$U14]); [.$W14]/[.$U14]; 0)" office:value-type="float" office:value="0" calcext:value-type="float">
            <text:p>0</text:p>
          </table:table-cell>
          <table:table-cell table:style-name="ce30" table:formula="of:=IF(AND([.I$6] - 1 &gt;= [.$T14];[.I$6] - 1 &lt; [.$T14] + [.$U14]); [.$W14]/[.$U14]; 0)" office:value-type="float" office:value="0" calcext:value-type="float">
            <text:p>0</text:p>
          </table:table-cell>
          <table:table-cell table:style-name="ce30" table:formula="of:=IF(AND([.J$6] - 1 &gt;= [.$T14];[.J$6] - 1 &lt; [.$T14] + [.$U14]); [.$W14]/[.$U14]; 0)" office:value-type="float" office:value="0" calcext:value-type="float">
            <text:p>0</text:p>
          </table:table-cell>
          <table:table-cell table:style-name="ce30" table:formula="of:=IF(AND([.K$6] - 1 &gt;= [.$T14];[.K$6] - 1 &lt; [.$T14] + [.$U14]); [.$W14]/[.$U14]; 0)" office:value-type="float" office:value="0" calcext:value-type="float">
            <text:p>0</text:p>
          </table:table-cell>
          <table:table-cell table:style-name="ce30" table:formula="of:=IF(AND([.L$6] - 1 &gt;= [.$T14];[.L$6] - 1 &lt; [.$T14] + [.$U14]); [.$W14]/[.$U14]; 0)" office:value-type="float" office:value="0" calcext:value-type="float">
            <text:p>0</text:p>
          </table:table-cell>
          <table:table-cell table:style-name="ce30" table:formula="of:=IF(AND([.M$6] - 1 &gt;= [.$T14];[.M$6] - 1 &lt; [.$T14] + [.$U14]); [.$W14]/[.$U14]; 0)" office:value-type="float" office:value="0" calcext:value-type="float">
            <text:p>0</text:p>
          </table:table-cell>
          <table:table-cell table:style-name="ce30" table:formula="of:=IF(AND([.N$6] - 1 &gt;= [.$T14];[.N$6] - 1 &lt; [.$T14] + [.$U14]); [.$W14]/[.$U14]; 0)" office:value-type="float" office:value="0" calcext:value-type="float">
            <text:p>0</text:p>
          </table:table-cell>
          <table:table-cell table:style-name="ce30" table:formula="of:=IF(AND([.O$6] - 1 &gt;= [.$T14];[.O$6] - 1 &lt; [.$T14] + [.$U14]); [.$W14]/[.$U14]; 0)" office:value-type="float" office:value="0" calcext:value-type="float">
            <text:p>0</text:p>
          </table:table-cell>
          <table:table-cell table:style-name="ce30" table:formula="of:=IF(AND([.P$6] - 1 &gt;= [.$T14];[.P$6] - 1 &lt; [.$T14] + [.$U14]); [.$W14]/[.$U14]; 0)" office:value-type="float" office:value="0" calcext:value-type="float">
            <text:p>0</text:p>
          </table:table-cell>
          <table:table-cell table:style-name="ce30" table:formula="of:=IF(AND([.Q$6] - 1 &gt;= [.$T14];[.Q$6] - 1 &lt; [.$T14] + [.$U14]); [.$W14]/[.$U14]; 0)" office:value-type="float" office:value="0" calcext:value-type="float">
            <text:p>0</text:p>
          </table:table-cell>
          <table:table-cell table:style-name="ce30" table:formula="of:=IF(AND([.R$6] - 1 &gt;= [.$T14];[.R$6] - 1 &lt; [.$T14] + [.$U14]); [.$W14]/[.$U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LabourSchedule.T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30" table:formula="of:=IF(AND([.B$6] - 1 &gt;= [.$T15];[.B$6] - 1 &lt; [.$T15] + [.$U15]); [.$W15]/[.$U15]; 0)" office:value-type="float" office:value="0" calcext:value-type="float">
            <text:p>0</text:p>
          </table:table-cell>
          <table:table-cell table:style-name="ce30" table:formula="of:=IF(AND([.C$6] - 1 &gt;= [.$T15];[.C$6] - 1 &lt; [.$T15] + [.$U15]); [.$W15]/[.$U15]; 0)" office:value-type="float" office:value="0" calcext:value-type="float">
            <text:p>0</text:p>
          </table:table-cell>
          <table:table-cell table:style-name="ce30" table:formula="of:=IF(AND([.D$6] - 1 &gt;= [.$T15];[.D$6] - 1 &lt; [.$T15] + [.$U15]); [.$W15]/[.$U15]; 0)" office:value-type="float" office:value="0" calcext:value-type="float">
            <text:p>0</text:p>
          </table:table-cell>
          <table:table-cell table:style-name="ce30" table:formula="of:=IF(AND([.E$6] - 1 &gt;= [.$T15];[.E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F$6] - 1 &gt;= [.$T15];[.F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G$6] - 1 &gt;= [.$T15];[.G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H$6] - 1 &gt;= [.$T15];[.H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I$6] - 1 &gt;= [.$T15];[.I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J$6] - 1 &gt;= [.$T15];[.J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K$6] - 1 &gt;= [.$T15];[.K$6] - 1 &lt; [.$T15] + [.$U15]); [.$W15]/[.$U15]; 0)" office:value-type="float" office:value="0" calcext:value-type="float">
            <text:p>0</text:p>
          </table:table-cell>
          <table:table-cell table:style-name="ce30" table:formula="of:=IF(AND([.L$6] - 1 &gt;= [.$T15];[.L$6] - 1 &lt; [.$T15] + [.$U15]); [.$W15]/[.$U15]; 0)" office:value-type="float" office:value="0" calcext:value-type="float">
            <text:p>0</text:p>
          </table:table-cell>
          <table:table-cell table:style-name="ce30" table:formula="of:=IF(AND([.M$6] - 1 &gt;= [.$T15];[.M$6] - 1 &lt; [.$T15] + [.$U15]); [.$W15]/[.$U15]; 0)" office:value-type="float" office:value="0" calcext:value-type="float">
            <text:p>0</text:p>
          </table:table-cell>
          <table:table-cell table:style-name="ce30" table:formula="of:=IF(AND([.N$6] - 1 &gt;= [.$T15];[.N$6] - 1 &lt; [.$T15] + [.$U15]); [.$W15]/[.$U15]; 0)" office:value-type="float" office:value="0" calcext:value-type="float">
            <text:p>0</text:p>
          </table:table-cell>
          <table:table-cell table:style-name="ce30" table:formula="of:=IF(AND([.O$6] - 1 &gt;= [.$T15];[.O$6] - 1 &lt; [.$T15] + [.$U15]); [.$W15]/[.$U15]; 0)" office:value-type="float" office:value="0" calcext:value-type="float">
            <text:p>0</text:p>
          </table:table-cell>
          <table:table-cell table:style-name="ce30" table:formula="of:=IF(AND([.P$6] - 1 &gt;= [.$T15];[.P$6] - 1 &lt; [.$T15] + [.$U15]); [.$W15]/[.$U15]; 0)" office:value-type="float" office:value="0" calcext:value-type="float">
            <text:p>0</text:p>
          </table:table-cell>
          <table:table-cell table:style-name="ce30" table:formula="of:=IF(AND([.Q$6] - 1 &gt;= [.$T15];[.Q$6] - 1 &lt; [.$T15] + [.$U15]); [.$W15]/[.$U15]; 0)" office:value-type="float" office:value="0" calcext:value-type="float">
            <text:p>0</text:p>
          </table:table-cell>
          <table:table-cell table:style-name="ce30" table:formula="of:=IF(AND([.R$6] - 1 &gt;= [.$T15];[.R$6] - 1 &lt; [.$T15] + [.$U15]); [.$W15]/[.$U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LabourSchedule.T1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4" calcext:value-type="float">
            <text:p>4</text:p>
          </table:table-cell>
          <table:table-cell table:formula="of:=SUM([.C7:.C15])" office:value-type="float" office:value="4" calcext:value-type="float">
            <text:p>4</text:p>
          </table:table-cell>
          <table:table-cell table:formula="of:=SUM([.D7:.D15])" office:value-type="float" office:value="2" calcext:value-type="float">
            <text:p>2</text:p>
          </table:table-cell>
          <table:table-cell table:formula="of:=SUM([.E7:.E15])" office:value-type="float" office:value="2.36666666666667" calcext:value-type="float">
            <text:p>2.36666666666667</text:p>
          </table:table-cell>
          <table:table-cell table:formula="of:=SUM([.F7:.F15])" office:value-type="float" office:value="2.36666666666667" calcext:value-type="float">
            <text:p>2.36666666666667</text:p>
          </table:table-cell>
          <table:table-cell table:formula="of:=SUM([.G7:.G15])" office:value-type="float" office:value="2.36666666666667" calcext:value-type="float">
            <text:p>2.36666666666667</text:p>
          </table:table-cell>
          <table:table-cell table:formula="of:=SUM([.H7:.H15])" office:value-type="float" office:value="2.36666666666667" calcext:value-type="float">
            <text:p>2.36666666666667</text:p>
          </table:table-cell>
          <table:table-cell table:formula="of:=SUM([.I7:.I15])" office:value-type="float" office:value="2.36666666666667" calcext:value-type="float">
            <text:p>2.36666666666667</text:p>
          </table:table-cell>
          <table:table-cell table:formula="of:=SUM([.J7:.J15])" office:value-type="float" office:value="8.5" calcext:value-type="float">
            <text:p>8.5</text:p>
          </table:table-cell>
          <table:table-cell table:formula="of:=SUM([.K7:.K15])" office:value-type="float" office:value="7.33333333333333" calcext:value-type="float">
            <text:p>7.33333333333333</text:p>
          </table:table-cell>
          <table:table-cell table:formula="of:=SUM([.L7:.L15])" office:value-type="float" office:value="7.33333333333333" calcext:value-type="float">
            <text:p>7.33333333333333</text:p>
          </table:table-cell>
          <table:table-cell table:formula="of:=SUM([.M7:.M15])" office:value-type="float" office:value="6" calcext:value-type="float">
            <text:p>6</text:p>
          </table:table-cell>
          <table:table-cell table:formula="of:=SUM([.N7:.N15])" office:value-type="float" office:value="3" calcext:value-type="float">
            <text:p>3</text:p>
          </table:table-cell>
          <table:table-cell table:formula="of:=SUM([.O7:.O15])" office:value-type="float" office:value="1" calcext:value-type="float">
            <text:p>1</text:p>
          </table:table-cell>
          <table:table-cell table:formula="of:=SUM([.P7:.P15])" office:value-type="float" office:value="1" calcext:value-type="float">
            <text:p>1</text:p>
          </table:table-cell>
          <table:table-cell table:formula="of:=SUM([.Q7:.Q15])" office:value-type="float" office:value="1" calcext:value-type="float">
            <text:p>1</text:p>
          </table:table-cell>
          <table:table-cell table:formula="of:=SUM([.R7:.R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M</text:p>
          </table:table-cell>
          <table:table-cell table:formula="of:=SUM([.$B$16:.B16])" office:value-type="float" office:value="4" calcext:value-type="float">
            <text:p>4</text:p>
          </table:table-cell>
          <table:table-cell table:formula="of:=SUM([.$B$16:.C16])" office:value-type="float" office:value="8" calcext:value-type="float">
            <text:p>8</text:p>
          </table:table-cell>
          <table:table-cell table:formula="of:=SUM([.$B$16:.D16])" office:value-type="float" office:value="10" calcext:value-type="float">
            <text:p>10</text:p>
          </table:table-cell>
          <table:table-cell table:formula="of:=SUM([.$B$16:.E16])" office:value-type="float" office:value="12.3666666666667" calcext:value-type="float">
            <text:p>12.3666666666667</text:p>
          </table:table-cell>
          <table:table-cell table:formula="of:=SUM([.$B$16:.F16])" office:value-type="float" office:value="14.7333333333333" calcext:value-type="float">
            <text:p>14.7333333333333</text:p>
          </table:table-cell>
          <table:table-cell table:formula="of:=SUM([.$B$16:.G16])" office:value-type="float" office:value="17.1" calcext:value-type="float">
            <text:p>17.1</text:p>
          </table:table-cell>
          <table:table-cell table:formula="of:=SUM([.$B$16:.H16])" office:value-type="float" office:value="19.4666666666667" calcext:value-type="float">
            <text:p>19.4666666666667</text:p>
          </table:table-cell>
          <table:table-cell table:formula="of:=SUM([.$B$16:.I16])" office:value-type="float" office:value="21.8333333333333" calcext:value-type="float">
            <text:p>21.8333333333333</text:p>
          </table:table-cell>
          <table:table-cell table:formula="of:=SUM([.$B$16:.J16])" office:value-type="float" office:value="30.3333333333333" calcext:value-type="float">
            <text:p>30.3333333333333</text:p>
          </table:table-cell>
          <table:table-cell table:formula="of:=SUM([.$B$16:.K16])" office:value-type="float" office:value="37.6666666666667" calcext:value-type="float">
            <text:p>37.6666666666667</text:p>
          </table:table-cell>
          <table:table-cell table:formula="of:=SUM([.$B$16:.L16])" office:value-type="float" office:value="45" calcext:value-type="float">
            <text:p>45</text:p>
          </table:table-cell>
          <table:table-cell table:formula="of:=SUM([.$B$16:.M16])" office:value-type="float" office:value="51" calcext:value-type="float">
            <text:p>51</text:p>
          </table:table-cell>
          <table:table-cell table:formula="of:=SUM([.$B$16:.N16])" office:value-type="float" office:value="54" calcext:value-type="float">
            <text:p>54</text:p>
          </table:table-cell>
          <table:table-cell table:formula="of:=SUM([.$B$16:.O16])" office:value-type="float" office:value="55" calcext:value-type="float">
            <text:p>55</text:p>
          </table:table-cell>
          <table:table-cell table:formula="of:=SUM([.$B$16:.P16])" office:value-type="float" office:value="56" calcext:value-type="float">
            <text:p>56</text:p>
          </table:table-cell>
          <table:table-cell table:formula="of:=SUM([.$B$16:.Q16])" office:value-type="float" office:value="57" calcext:value-type="float">
            <text:p>57</text:p>
          </table:table-cell>
          <table:table-cell table:formula="of:=SUM([.$B$16:.R16])" office:value-type="float" office:value="59" calcext:value-type="float">
            <text:p>59</text:p>
          </table:table-cell>
          <table:table-cell table:number-columns-repeated="1006"/>
        </table:table-row>
        <table:table-row table:style-name="ro1">
          <table:table-cell/>
          <table:table-cell table:style-name="ce28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BudgetSchedule.B7:Project3BudgetSchedule.R15">
            <calcext:condition calcext:apply-style-name="Good" calcext:value="formula-is(IF(AND([.B$6] - 1 &gt;= [.$T7];[.B$6] - 1 &lt; [.$T7] + [.$U7]); [.$W7]; 0))" calcext:base-cell-address="Project3BudgetSchedule.B7"/>
          </calcext:conditional-format>
        </calcext:conditional-formats>
      </table:table>
      <table:table table:name="Project4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C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5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6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1">
        <table:table-column table:style-name="co2" table:number-columns-repeated="1024" table:default-cell-style-name="ce5"/>
        <table:table-row table:style-name="ro2">
          <table:table-cell table:style-name="ce8" office:value-type="string" calcext:value-type="string" table:number-columns-spanned="1" table:number-rows-spanned="2">
            <text:p>Criteria <text:s text:c="15"/>Weigh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tay with core competencies</text:p>
          </table:table-cell>
          <table:table-cell table:style-name="ce6" office:value-type="string" calcext:value-type="string">
            <text:p>Defect reduction</text:p>
          </table:table-cell>
          <table:table-cell table:style-name="ce6" office:value-type="string" calcext:value-type="string">
            <text:p>Sale improvement</text:p>
          </table:table-cell>
          <table:table-cell table:style-name="ce6" office:value-type="string" calcext:value-type="string">
            <text:p>Customer loyalty improvement</text:p>
          </table:table-cell>
          <table:table-cell table:style-name="ce6" office:value-type="string" calcext:value-type="string">
            <text:p>Environmental friendly</text:p>
          </table:table-cell>
          <table:table-cell table:style-name="ce33" office:value-type="string" calcext:value-type="string" table:number-columns-spanned="1" table:number-rows-spanned="2">
            <text:p>Score</text:p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05" calcext:value-type="float">
            <text:p>0.05</text:p>
          </table:table-cell>
          <table:covered-table-cell/>
          <table:table-cell table:number-columns-repeated="1016"/>
        </table:table-row>
        <table:table-row table:style-name="ro1">
          <table:table-cell table:style-name="ce32" office:value-type="string" calcext:value-type="string">
            <text:p>Project 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formula="of:=[.B3]*[.$B$2]+[.C3]*[.$C$2]+[.D3]*[.$D$2]+[.E3]*[.$E$2]+[.F3]*[.$F$2]+[.G3]*[.$G$2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formula="of:=[.B4]*[.$B$2]+[.C4]*[.$C$2]+[.D4]*[.$D$2]+[.E4]*[.$E$2]+[.F4]*[.$F$2]+[.G4]*[.$G$2]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[.B5]*[.$B$2]+[.C5]*[.$C$2]+[.D5]*[.$D$2]+[.E5]*[.$E$2]+[.F5]*[.$F$2]+[.G5]*[.$G$2]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4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formula="of:=[.B6]*[.$B$2]+[.C6]*[.$C$2]+[.D6]*[.$D$2]+[.E6]*[.$E$2]+[.F6]*[.$F$2]+[.G6]*[.$G$2]"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formula="of:=[.B7]*[.$B$2]+[.C7]*[.$C$2]+[.D7]*[.$D$2]+[.E7]*[.$E$2]+[.F7]*[.$F$2]+[.G7]*[.$G$2]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formula="of:=[.B8]*[.$B$2]+[.C8]*[.$C$2]+[.D8]*[.$D$2]+[.E8]*[.$E$2]+[.F8]*[.$F$2]+[.G8]*[.$G$2]" office:value-type="float" office:value="7.2" calcext:value-type="float">
            <text:p>7.2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Project3LabourSchedule.A7:Project3LabourSchedule.U15" table:contains-header="false">
          <table:sort>
            <table:sort-by table:field-number="18" table:data-type="automatic"/>
            <table:sort-by table:field-number="0" table:data-type="automatic"/>
          </table:sort>
        </table:database-range>
        <table:database-range table:name="__Anonymous_Sheet_DB__11" table:target-range-address="Criteria.A3:Criteria.H8" table:contains-header="false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19:30.28144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5:57.139004147</meta:creation-date>
    <dc:date>2019-05-15T19:35:06.332859426</dc:date>
    <meta:editing-duration>PT3H9M28S</meta:editing-duration>
    <meta:editing-cycles>154</meta:editing-cycles>
    <meta:generator>LibreOffice/6.0.7.3$Linux_X86_64 LibreOffice_project/00m0$Build-3</meta:generator>
    <meta:document-statistic meta:table-count="12" meta:cell-count="1276" meta:object-count="1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6.363cm" svg:y="0.316cm" chart:style-name="ch2">
          <text:p>Labour Demand</text:p>
        </chart:title>
        <chart:legend chart:legend-position="end" svg:x="13.744cm" svg:y="4.204cm" style:legend-expansion="high" chart:style-name="ch3"/>
        <chart:plot-area chart:style-name="ch4" table:cell-range-address="Project3LabourSchedule.B6:Project3LabourSchedule.R6 Project3LabourSchedule.B16:Project3LabourSchedule.R16" chart:data-source-has-labels="both" svg:x="1.331cm" svg:y="1.275cm" svg:width="12.093cm" svg:height="6.57cm">
          <chartooo:coordinate-region svg:x="1.952cm" svg:y="1.474cm" svg:width="11.099cm" svg:height="5.724cm"/>
          <chart:axis chart:dimension="x" chart:name="primary-x" chart:style-name="ch5" chartooo:axis-type="auto">
            <chartooo:date-scale/>
            <chart:title svg:x="6.83cm" svg:y="8.025cm" chart:style-name="ch6">
              <text:p>Weeks</text:p>
            </chart:title>
            <chart:categories table:cell-range-address="Project3LabourSchedule.B6:Project3LabourSchedule.R6"/>
          </chart:axis>
          <chart:axis chart:dimension="y" chart:name="primary-y" chart:style-name="ch5">
            <chart:title svg:x="0.451cm" svg:y="5.133cm" chart:style-name="ch7">
              <text:p>Labour</text:p>
            </chart:title>
            <chart:grid chart:style-name="ch8" chart:class="major"/>
          </chart:axis>
          <chart:series chart:style-name="ch9" chart:values-cell-range-address="Project3LabourSchedule.B16:Project3LabourSchedule.R16" loext:label-string="labour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LabourSchedule.B6:Project3LabourSchedule.R6</svg:desc>
                </draw:g>
              </table:table-cell>
              <table:table-cell office:value-type="float" office:value="14">
                <text:p>14</text:p>
                <draw:g>
                  <svg:desc>Project3LabourSchedule.B16:Project3LabourSchedule.R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Machines Demand</text:p>
        </chart:title>
        <chart:legend chart:legend-position="end" svg:x="13.174cm" svg:y="4.201cm" style:legend-expansion="high" chart:style-name="ch3"/>
        <chart:plot-area chart:style-name="ch4" table:cell-range-address="Project3MachineSchdule.B6:Project3MachineSchdule.R6 Project3MachineSchdule.B16:Project3MachineSchdule.R16" chart:data-source-has-labels="both" svg:x="1.331cm" svg:y="1.275cm" svg:width="11.523cm" svg:height="6.564cm">
          <chartooo:coordinate-region svg:x="1.952cm" svg:y="1.474cm" svg:width="10.715cm" svg:height="5.718cm"/>
          <chart:axis chart:dimension="x" chart:name="primary-x" chart:style-name="ch5" chartooo:axis-type="auto">
            <chartooo:date-scale/>
            <chart:title svg:x="6.545cm" svg:y="8.019cm" chart:style-name="ch6">
              <text:p>Weeks</text:p>
            </chart:title>
            <chart:categories table:cell-range-address="Project3MachineSchdule.B6:Project3MachineSchdule.R6"/>
          </chart:axis>
          <chart:axis chart:dimension="y" chart:name="primary-y" chart:style-name="ch5">
            <chart:title svg:x="0.451cm" svg:y="5.567cm" chart:style-name="ch7">
              <text:p>Machine Unit</text:p>
            </chart:title>
            <chart:grid chart:style-name="ch8" chart:class="major"/>
          </chart:axis>
          <chart:series chart:style-name="ch9" chart:values-cell-range-address="Project3MachineSchdule.B16:Project3MachineSchdule.R16" loext:label-string="machines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MachineSchdule.B6:Project3MachineSchdule.R6</svg:desc>
                </draw:g>
              </table:table-cell>
              <table:table-cell office:value-type="float" office:value="10">
                <text:p>10</text:p>
                <draw:g>
                  <svg:desc>Project3MachineSchdule.B16:Project3MachineSchdule.R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29cm" svg:y="0.316cm" chart:style-name="ch2">
          <text:p>Budget</text:p>
        </chart:title>
        <chart:legend chart:legend-position="end" svg:x="13.624cm" svg:y="4.201cm" style:legend-expansion="high" chart:style-name="ch3"/>
        <chart:plot-area chart:style-name="ch4" table:cell-range-address="Project3BudgetSchedule.B6:Project3BudgetSchedule.R6 Project3BudgetSchedule.B17:Project3BudgetSchedule.R17" chart:data-source-has-labels="both" svg:x="1.331cm" svg:y="1.275cm" svg:width="11.973cm" svg:height="6.564cm">
          <chartooo:coordinate-region svg:x="1.952cm" svg:y="1.474cm" svg:width="11.165cm" svg:height="5.718cm"/>
          <chart:axis chart:dimension="x" chart:name="primary-x" chart:style-name="ch5" chartooo:axis-type="auto">
            <chartooo:date-scale/>
            <chart:title svg:x="6.77cm" svg:y="8.019cm" chart:style-name="ch6">
              <text:p>Weeks</text:p>
            </chart:title>
            <chart:categories table:cell-range-address="Project3BudgetSchedule.B6:Project3BudgetSchedule.R6"/>
          </chart:axis>
          <chart:axis chart:dimension="y" chart:name="primary-y" chart:style-name="ch5">
            <chart:title svg:x="0.451cm" svg:y="5.527cm" chart:style-name="ch7">
              <text:p>Million Dong</text:p>
            </chart:title>
            <chart:grid chart:style-name="ch8" chart:class="major"/>
          </chart:axis>
          <chart:series chart:style-name="ch9" chart:values-cell-range-address="Project3BudgetSchedule.B17:Project3BudgetSchedule.R17" loext:label-string="budget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dg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BudgetSchedule.B6:Project3BudgetSchedule.R6</svg:desc>
                </draw:g>
              </table:table-cell>
              <table:table-cell office:value-type="float" office:value="4">
                <text:p>4</text:p>
                <draw:g>
                  <svg:desc>Project3BudgetSchedule.B17:Project3BudgetSchedule.R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3666666666667">
                <text:p>12.3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Demand</text:p>
        </chart:title>
        <chart:legend chart:legend-position="end" svg:x="13.174cm" svg:y="3.703cm" style:legend-expansion="high" chart:style-name="ch3"/>
        <chart:plot-area chart:style-name="ch4" table:cell-range-address="Project3LabourSchedule.A6:Project3LabourSchedule.A6 Project3MachineSchdule.B6:Project3MachineSchdule.R6 Project3LabourSchedule.B16:Project3LabourSchedule.R16 Project3MachineSchdule.B16:Project3MachineSchdule.R16 Project3BudgetSchedule.B17:Project3BudgetSchedule.R17" chart:data-source-has-labels="both" svg:x="1.331cm" svg:y="1.275cm" svg:width="11.523cm" svg:height="6.564cm">
          <chartooo:coordinate-region svg:x="1.952cm" svg:y="1.474cm" svg:width="10.529cm" svg:height="5.718cm"/>
          <chart:axis chart:dimension="x" chart:name="primary-x" chart:style-name="ch5" chartooo:axis-type="auto">
            <chartooo:date-scale/>
            <chart:title svg:x="6.545cm" svg:y="8.019cm" chart:style-name="ch6">
              <text:p>Weeks</text:p>
            </chart:title>
            <chart:categories table:cell-range-address="Project3MachineSchdule.B6:Project3MachineSchdule.R6"/>
          </chart:axis>
          <chart:axis chart:dimension="y" chart:name="primary-y" chart:style-name="ch5">
            <chart:title svg:x="0.451cm" svg:y="4.905cm" chart:style-name="ch7">
              <text:p>Unit</text:p>
            </chart:title>
            <chart:grid chart:style-name="ch8" chart:class="major"/>
          </chart:axis>
          <chart:series chart:style-name="ch9" chart:values-cell-range-address="Project3LabourSchedule.B16:Project3LabourSchedule.R16" loext:label-string="labour" chart:class="chart:line">
            <chart:data-point chart:repeated="17"/>
          </chart:series>
          <chart:series chart:style-name="ch10" chart:values-cell-range-address="Project3MachineSchdule.B16:Project3MachineSchdule.R16" loext:label-string="machines" chart:class="chart:line">
            <chart:data-point chart:repeated="17"/>
          </chart:series>
          <chart:series chart:style-name="ch11" chart:values-cell-range-address="Project3BudgetSchedule.B17:Project3BudgetSchedule.R17" loext:label-string="budget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</text:p>
              </table:table-cell>
              <table:table-cell office:value-type="string">
                <text:p>machines</text:p>
              </table:table-cell>
              <table:table-cell office:value-type="string">
                <text:p>budg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MachineSchdule.B6:Project3MachineSchdule.R6</svg:desc>
                </draw:g>
              </table:table-cell>
              <table:table-cell office:value-type="float" office:value="14">
                <text:p>14</text:p>
                <draw:g>
                  <svg:desc>Project3LabourSchedule.B16:Project3LabourSchedule.R16</svg:desc>
                </draw:g>
              </table:table-cell>
              <table:table-cell office:value-type="float" office:value="10">
                <text:p>10</text:p>
                <draw:g>
                  <svg:desc>Project3MachineSchdule.B16:Project3MachineSchdule.R16</svg:desc>
                </draw:g>
              </table:table-cell>
              <table:table-cell office:value-type="float" office:value="4">
                <text:p>4</text:p>
                <draw:g>
                  <svg:desc>Project3BudgetSchedule.B17:Project3BudgetSchedule.R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2.3666666666667">
                <text:p>12.3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